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fo:margin-bottom="0.353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1.27cm" fo:line-height="100%" fo:margin-bottom="0.353cm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3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>
      <style:text-properties style:font-name="Courier New" style:font-name-asian="Courier New" style:font-name-complex="Courier New"/>
    </style:style>
    <style:style style:name="T4_6" style:family="text">
      <style:text-properties style:font-name="Courier New" style:font-name-asian="Courier New" style:font-name-complex="Courier New"/>
    </style:style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>
      <style:text-properties style:font-name="Courier New" style:font-name-asian="Courier New" style:font-name-complex="Courier New"/>
    </style:style>
    <style:style style:name="P5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5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>
      <style:text-properties style:font-name="Courier New" style:font-name-asian="Courier New" style:font-name-complex="Courier New"/>
    </style:style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>
      <style:text-properties style:font-name="Courier New" style:font-name-asian="Courier New" style:font-name-complex="Courier New"/>
    </style:style>
    <style:style style:name="T6_16" style:family="text">
      <style:text-properties style:font-name="Courier New" style:font-name-asian="Courier New" style:font-name-complex="Courier New"/>
    </style:style>
    <style:style style:name="T6_17" style:family="text">
      <style:text-properties style:font-name="Courier New" style:font-name-asian="Courier New" style:font-name-complex="Courier New"/>
    </style:style>
    <style:style style:name="P7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P9" style:family="paragraph" style:parent-style-name="Standard">
      <style:paragraph-properties fo:break-before="auto" fo:text-indent="0cm" fo:line-height="100%" fo:margin-bottom="0.353cm" fo:margin-left="1.27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1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>
      <style:text-properties style:font-name="Courier New" style:font-name-asian="Courier New" style:font-name-complex="Courier New"/>
    </style:style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>
      <style:text-properties style:font-name="Courier New" style:font-name-asian="Courier New" style:font-name-complex="Courier New"/>
    </style:style>
    <style:style style:name="P12" style:family="paragraph" style:parent-style-name="Standard">
      <style:paragraph-properties fo:break-before="auto" fo:text-indent="1.27cm" fo:line-height="100%" fo:margin-bottom="0.353cm" fo:margin-left="1.27cm" style:writing-mode="lr-tb"/>
    </style:style>
    <style:style style:name="T12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00%" fo:margin-bottom="0.353cm" fo:margin-left="3.81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>
      <style:text-properties style:font-name="Courier New" style:font-name-asian="Courier New" style:font-name-complex="Courier New"/>
    </style:style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>
      <style:text-properties style:font-name="Courier New" style:font-name-asian="Courier New" style:font-name-complex="Courier New"/>
    </style:style>
    <style:style style:name="T13_26" style:family="text">
      <style:text-properties style:font-name="Courier New" style:font-name-asian="Courier New" style:font-name-complex="Courier New"/>
    </style:style>
    <style:style style:name="T13_27" style:family="text">
      <style:text-properties style:font-name="Courier New" style:font-name-asian="Courier New" style:font-name-complex="Courier New"/>
    </style:style>
    <style:style style:name="P1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1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5_1" style:family="text"/>
    <style:style style:name="T15_2" style:family="text"/>
    <style:style style:name="T15_3" style:family="text">
      <style:text-properties style:font-name="Courier New" style:font-name-asian="Courier New" style:font-name-complex="Courier New"/>
    </style:style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>
      <style:text-properties style:font-name="Courier New" style:font-name-asian="Courier New" style:font-name-complex="Courier New"/>
    </style:style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P1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>
      <style:text-properties style:font-name="Courier New" style:font-name-asian="Courier New" style:font-name-complex="Courier New"/>
    </style:style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P18" style:family="paragraph" style:parent-style-name="Standard">
      <style:paragraph-properties fo:break-before="auto" fo:line-height="115%" fo:margin-bottom="0.353cm" style:writing-mode="lr-tb"/>
    </style:style>
    <style:style style:name="T18_1" style:family="text"/>
    <style:style style:name="T1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8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9" style:family="paragraph" style:parent-style-name="Standard">
      <style:paragraph-properties fo:break-before="auto" fo:line-height="138%" fo:margin-bottom="0.353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0_1" style:family="text">
      <style:text-properties fo:font-style="italic" style:font-style-asian="italic" style:font-style-complex="italic"/>
    </style:style>
    <style:style style:name="T20_2" style:family="text">
      <style:text-properties fo:font-style="italic" style:font-style-asian="italic" style:font-style-complex="italic"/>
    </style:style>
    <style:style style:name="T20_3" style:family="text">
      <style:text-properties fo:font-style="italic" style:font-style-asian="italic" style:font-style-complex="italic"/>
    </style:style>
    <style:style style:name="T20_4" style:family="text">
      <style:text-properties fo:font-style="italic" style:font-style-asian="italic" style:font-style-complex="italic"/>
    </style:style>
    <style:style style:name="T20_5" style:family="text">
      <style:text-properties fo:font-style="italic" style:font-style-asian="italic" style:font-style-complex="italic"/>
    </style:style>
    <style:style style:name="T20_6" style:family="text">
      <style:text-properties fo:font-style="italic" style:font-style-asian="italic" style:font-style-complex="italic"/>
    </style:style>
    <style:style style:name="T20_7" style:family="text">
      <style:text-properties fo:font-style="italic" style:font-style-asian="italic" style:font-style-complex="italic"/>
    </style:style>
    <style:style style:name="T20_8" style:family="text">
      <style:text-properties fo:font-style="italic" style:font-style-asian="italic" style:font-style-complex="italic"/>
    </style:style>
    <style:style style:name="P21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>
      <style:text-properties style:font-name="Courier New" style:font-name-asian="Courier New" style:font-name-complex="Courier New"/>
    </style:style>
    <style:style style:name="T21_14" style:family="text">
      <style:text-properties style:font-name="Courier New" style:font-name-asian="Courier New" style:font-name-complex="Courier New"/>
    </style:style>
    <style:style style:name="T21_15" style:family="text"/>
    <style:style style:name="P22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T22_5" style:family="text">
      <style:text-properties fo:font-style="italic" style:font-style-asian="italic" style:font-style-complex="italic"/>
    </style:style>
    <style:style style:name="T22_6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break-before="auto" fo:text-indent="0cm" fo:line-height="138%" fo:margin-bottom="0.353cm" fo:margin-left="3.81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P2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2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4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25" style:family="paragraph" style:parent-style-name="Standard">
      <style:paragraph-properties fo:break-before="auto" fo:text-indent="1.27cm" fo:line-height="115%" fo:margin-bottom="0.353cm" fo:margin-left="2.54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P2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P27" style:family="paragraph" style:parent-style-name="Standard">
      <style:paragraph-properties fo:break-before="auto" fo:text-indent="1.27cm" fo:line-height="115%" fo:margin-bottom="0.353cm" fo:margin-left="2.54cm" style:writing-mode="lr-tb"/>
    </style:style>
    <style:style style:name="T27_1" style:family="text">
      <style:text-properties fo:font-style="italic" style:font-style-asian="italic" style:font-style-complex="italic"/>
    </style:style>
    <style:style style:name="T27_2" style:family="text">
      <style:text-properties fo:font-style="italic" style:font-style-asian="italic" style:font-style-complex="italic"/>
    </style:style>
    <style:style style:name="T27_3" style:family="text">
      <style:text-properties fo:font-style="italic" style:font-style-asian="italic" style:font-style-complex="italic"/>
    </style:style>
    <style:style style:name="T27_4" style:family="text">
      <style:text-properties fo:font-style="italic" style:font-style-asian="italic" style:font-style-complex="italic"/>
    </style:style>
    <style:style style:name="T27_5" style:family="text">
      <style:text-properties fo:font-style="italic" style:font-style-asian="italic" style:font-style-complex="italic"/>
    </style:style>
    <style:style style:name="T27_6" style:family="text">
      <style:text-properties fo:font-style="italic" style:font-style-asian="italic" style:font-style-complex="italic"/>
    </style:style>
    <style:style style:name="T27_7" style:family="text">
      <style:text-properties fo:font-style="italic" style:font-style-asian="italic" style:font-style-complex="italic"/>
    </style:style>
    <style:style style:name="T27_8" style:family="text">
      <style:text-properties fo:font-style="italic" style:font-style-asian="italic" style:font-style-complex="italic"/>
    </style:style>
    <style:style style:name="P28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>
      <style:text-properties style:font-name="Courier New" style:font-name-asian="Courier New" style:font-name-complex="Courier New"/>
    </style:style>
    <style:style style:name="T28_8" style:family="text">
      <style:text-properties style:font-name="Courier New" style:font-name-asian="Courier New" style:font-name-complex="Courier New"/>
    </style:style>
    <style:style style:name="T28_9" style:family="text">
      <style:text-properties style:font-name="Courier New" style:font-name-asian="Courier New" style:font-name-complex="Courier New"/>
    </style:style>
    <style:style style:name="T28_10" style:family="text">
      <style:text-properties style:font-name="Courier New" style:font-name-asian="Courier New" style:font-name-complex="Courier New"/>
    </style:style>
    <style:style style:name="T28_11" style:family="text">
      <style:text-properties style:font-name="Courier New" style:font-name-asian="Courier New" style:font-name-complex="Courier New"/>
    </style:style>
    <style:style style:name="T28_12" style:family="text">
      <style:text-properties style:font-name="Courier New" style:font-name-asian="Courier New" style:font-name-complex="Courier New"/>
    </style:style>
    <style:style style:name="T28_13" style:family="text">
      <style:text-properties style:font-name="Courier New" style:font-name-asian="Courier New" style:font-name-complex="Courier New"/>
    </style:style>
    <style:style style:name="T28_14" style:family="text">
      <style:text-properties style:font-name="Courier New" style:font-name-asian="Courier New" style:font-name-complex="Courier New"/>
    </style:style>
    <style:style style:name="T28_15" style:family="text">
      <style:text-properties style:font-name="Courier New" style:font-name-asian="Courier New" style:font-name-complex="Courier New"/>
    </style:style>
    <style:style style:name="T28_16" style:family="text">
      <style:text-properties style:font-name="Courier New" style:font-name-asian="Courier New" style:font-name-complex="Courier New"/>
    </style:style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P29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29_1" style:family="text"/>
    <style:style style:name="T29_2" style:family="text"/>
    <style:style style:name="T29_3" style:family="text">
      <style:text-properties style:font-name="Courier New" style:font-name-asian="Courier New" style:font-name-complex="Courier New"/>
    </style:style>
    <style:style style:name="T29_4" style:family="text">
      <style:text-properties style:font-name="Courier New" style:font-name-asian="Courier New" style:font-name-complex="Courier New"/>
    </style:style>
    <style:style style:name="T29_5" style:family="text">
      <style:text-properties style:font-name="Courier New" style:font-name-asian="Courier New" style:font-name-complex="Courier New"/>
    </style:style>
    <style:style style:name="T29_6" style:family="text">
      <style:text-properties style:font-name="Courier New" style:font-name-asian="Courier New" style:font-name-complex="Courier New"/>
    </style:style>
    <style:style style:name="T29_7" style:family="text">
      <style:text-properties style:font-name="Courier New" style:font-name-asian="Courier New" style:font-name-complex="Courier New"/>
    </style:style>
    <style:style style:name="T29_8" style:family="text">
      <style:text-properties style:font-name="Courier New" style:font-name-asian="Courier New" style:font-name-complex="Courier New"/>
    </style:style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break-before="auto" fo:text-indent="1.27cm" fo:line-height="115%" fo:margin-bottom="0.353cm" fo:margin-left="2.54cm" style:writing-mode="lr-tb"/>
    </style:style>
    <style:style style:name="T30_1" style:family="text">
      <style:text-properties fo:font-style="italic" style:font-style-asian="italic" style:font-style-complex="italic"/>
    </style:style>
    <style:style style:name="T30_2" style:family="text">
      <style:text-properties fo:font-style="italic" style:font-style-asian="italic" style:font-style-complex="italic"/>
    </style:style>
    <style:style style:name="T30_3" style:family="text">
      <style:text-properties fo:font-style="italic" style:font-style-asian="italic" style:font-style-complex="italic"/>
    </style:style>
    <style:style style:name="T30_4" style:family="text">
      <style:text-properties fo:font-style="italic" style:font-style-asian="italic" style:font-style-complex="italic"/>
    </style:style>
    <style:style style:name="T30_5" style:family="text">
      <style:text-properties fo:font-style="italic" style:font-style-asian="italic" style:font-style-complex="italic"/>
    </style:style>
    <style:style style:name="T30_6" style:family="text">
      <style:text-properties fo:font-style="italic" style:font-style-asian="italic" style:font-style-complex="italic"/>
    </style:style>
    <style:style style:name="T30_7" style:family="text">
      <style:text-properties fo:font-style="italic" style:font-style-asian="italic" style:font-style-complex="italic"/>
    </style:style>
    <style:style style:name="T30_8" style:family="text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31_1" style:family="text"/>
    <style:style style:name="T31_2" style:family="text"/>
    <style:style style:name="T31_3" style:family="text">
      <style:text-properties style:font-name="Courier New" style:font-name-asian="Courier New" style:font-name-complex="Courier New"/>
    </style:style>
    <style:style style:name="T31_4" style:family="text">
      <style:text-properties style:font-name="Courier New" style:font-name-asian="Courier New" style:font-name-complex="Courier New"/>
    </style:style>
    <style:style style:name="T31_5" style:family="text">
      <style:text-properties style:font-name="Courier New" style:font-name-asian="Courier New" style:font-name-complex="Courier New"/>
    </style:style>
    <style:style style:name="T31_6" style:family="text">
      <style:text-properties style:font-name="Courier New" style:font-name-asian="Courier New" style:font-name-complex="Courier New"/>
    </style:style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>
      <style:text-properties style:font-name="Courier New" style:font-name-asian="Courier New" style:font-name-complex="Courier New"/>
    </style:style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>
      <style:text-properties style:font-name="Courier New" style:font-name-asian="Courier New" style:font-name-complex="Courier New"/>
    </style:style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P32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32_1" style:family="text"/>
    <style:style style:name="T32_2" style:family="text"/>
    <style:style style:name="T32_3" style:family="text">
      <style:text-properties style:font-name="Courier New" style:font-name-asian="Courier New" style:font-name-complex="Courier New"/>
    </style:style>
    <style:style style:name="T32_4" style:family="text">
      <style:text-properties style:font-name="Courier New" style:font-name-asian="Courier New" style:font-name-complex="Courier New"/>
    </style:style>
    <style:style style:name="T32_5" style:family="text">
      <style:text-properties style:font-name="Courier New" style:font-name-asian="Courier New" style:font-name-complex="Courier New"/>
    </style:style>
    <style:style style:name="T32_6" style:family="text">
      <style:text-properties style:font-name="Courier New" style:font-name-asian="Courier New" style:font-name-complex="Courier New"/>
    </style:style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fo:margin-bottom="0.353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3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35" style:family="paragraph" style:parent-style-name="Standard">
      <style:paragraph-properties fo:break-before="auto" fo:text-indent="1.27cm" fo:line-height="115%" fo:margin-bottom="0.353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>
      <style:text-properties style:font-name="Courier New" style:font-name-asian="Courier New" style:font-name-complex="Courier New"/>
    </style:style>
    <style:style style:name="T35_21" style:family="text"/>
    <style:style style:name="P36" style:family="paragraph" style:parent-style-name="Standard">
      <style:paragraph-properties fo:break-before="auto" fo:text-indent="1.27cm" fo:line-height="115%" fo:margin-bottom="0.353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P37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37_1" style:family="text"/>
    <style:style style:name="T37_2" style:family="text">
      <style:text-properties fo:font-style="italic" style:font-style-asian="italic" style:font-style-complex="italic"/>
    </style:style>
    <style:style style:name="T37_3" style:family="text">
      <style:text-properties fo:font-style="italic" style:font-style-asian="italic" style:font-style-complex="italic"/>
    </style:style>
    <style:style style:name="T37_4" style:family="text">
      <style:text-properties fo:font-style="italic" style:font-style-asian="italic" style:font-style-complex="italic"/>
    </style:style>
    <style:style style:name="T37_5" style:family="text">
      <style:text-properties fo:font-style="italic" style:font-style-asian="italic" style:font-style-complex="italic"/>
    </style:style>
    <style:style style:name="T37_6" style:family="text">
      <style:text-properties fo:font-style="italic" style:font-style-asian="italic" style:font-style-complex="italic"/>
    </style:style>
    <style:style style:name="T37_7" style:family="text">
      <style:text-properties fo:font-style="italic" style:font-style-asian="italic" style:font-style-complex="italic"/>
    </style:style>
    <style:style style:name="T37_8" style:family="text">
      <style:text-properties fo:font-style="italic" style:font-style-asian="italic" style:font-style-complex="italic"/>
    </style:style>
    <style:style style:name="T37_9" style:family="text">
      <style:text-properties fo:font-style="italic" style:font-style-asian="italic" style:font-style-complex="italic"/>
    </style:style>
    <style:style style:name="T37_10" style:family="text">
      <style:text-properties fo:font-style="italic" style:font-style-asian="italic" style:font-style-complex="italic"/>
    </style:style>
    <style:style style:name="T37_11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>
      <style:text-properties style:font-name="Courier New" style:font-name-asian="Courier New" style:font-name-complex="Courier New"/>
    </style:style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>
      <style:text-properties style:font-name="Courier New" style:font-name-asian="Courier New" style:font-name-complex="Courier New"/>
    </style:style>
    <style:style style:name="T38_58" style:family="text"/>
    <style:style style:name="P3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>
      <style:text-properties style:font-name="Courier New" style:font-name-asian="Courier New" style:font-name-complex="Courier New"/>
    </style:style>
    <style:style style:name="T39_30" style:family="text">
      <style:text-properties style:font-name="Courier New" style:font-name-asian="Courier New" style:font-name-complex="Courier New"/>
    </style:style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>
      <style:text-properties style:font-name="Courier New" style:font-name-asian="Courier New" style:font-name-complex="Courier New"/>
    </style:style>
    <style:style style:name="T39_40" style:family="text">
      <style:text-properties style:font-name="Courier New" style:font-name-asian="Courier New" style:font-name-complex="Courier New"/>
    </style:style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>
      <style:text-properties style:font-name="Courier New" style:font-name-asian="Courier New" style:font-name-complex="Courier New"/>
    </style:style>
    <style:style style:name="T39_46" style:family="text"/>
    <style:style style:name="T39_47" style:family="text">
      <style:text-properties style:font-name="Courier New" style:font-name-asian="Courier New" style:font-name-complex="Courier New"/>
    </style:style>
    <style:style style:name="T39_48" style:family="text">
      <style:text-properties style:font-name="Courier New" style:font-name-asian="Courier New" style:font-name-complex="Courier New"/>
    </style:style>
    <style:style style:name="T39_49" style:family="text">
      <style:text-properties style:font-name="Courier New" style:font-name-asian="Courier New" style:font-name-complex="Courier New"/>
    </style:style>
    <style:style style:name="T39_50" style:family="text">
      <style:text-properties style:font-name="Courier New" style:font-name-asian="Courier New" style:font-name-complex="Courier New"/>
    </style:style>
    <style:style style:name="T39_51" style:family="text">
      <style:text-properties style:font-name="Courier New" style:font-name-asian="Courier New" style:font-name-complex="Courier New"/>
    </style:style>
    <style:style style:name="T39_52" style:family="text">
      <style:text-properties style:font-name="Courier New" style:font-name-asian="Courier New" style:font-name-complex="Courier New"/>
    </style:style>
    <style:style style:name="T39_53" style:family="text">
      <style:text-properties style:font-name="Courier New" style:font-name-asian="Courier New" style:font-name-complex="Courier New"/>
    </style:style>
    <style:style style:name="T39_54" style:family="text">
      <style:text-properties style:font-name="Courier New" style:font-name-asian="Courier New" style:font-name-complex="Courier New"/>
    </style:style>
    <style:style style:name="T39_55" style:family="text">
      <style:text-properties style:font-name="Courier New" style:font-name-asian="Courier New" style:font-name-complex="Courier New"/>
    </style:style>
    <style:style style:name="T39_56" style:family="text">
      <style:text-properties style:font-name="Courier New" style:font-name-asian="Courier New" style:font-name-complex="Courier New"/>
    </style:style>
    <style:style style:name="T39_57" style:family="text">
      <style:text-properties style:font-name="Courier New" style:font-name-asian="Courier New" style:font-name-complex="Courier New"/>
    </style:style>
    <style:style style:name="T39_58" style:family="text">
      <style:text-properties style:font-name="Courier New" style:font-name-asian="Courier New" style:font-name-complex="Courier New"/>
    </style:style>
    <style:style style:name="T39_59" style:family="text">
      <style:text-properties style:font-name="Courier New" style:font-name-asian="Courier New" style:font-name-complex="Courier New"/>
    </style:style>
    <style:style style:name="T39_60" style:family="text">
      <style:text-properties style:font-name="Courier New" style:font-name-asian="Courier New" style:font-name-complex="Courier New"/>
    </style:style>
    <style:style style:name="T39_61" style:family="text">
      <style:text-properties style:font-name="Courier New" style:font-name-asian="Courier New" style:font-name-complex="Courier New"/>
    </style:style>
    <style:style style:name="T39_62" style:family="text">
      <style:text-properties style:font-name="Courier New" style:font-name-asian="Courier New" style:font-name-complex="Courier New"/>
    </style:style>
    <style:style style:name="T39_63" style:family="text">
      <style:text-properties style:font-name="Courier New" style:font-name-asian="Courier New" style:font-name-complex="Courier New"/>
    </style:style>
    <style:style style:name="T39_64" style:family="text">
      <style:text-properties style:font-name="Courier New" style:font-name-asian="Courier New" style:font-name-complex="Courier New"/>
    </style:style>
    <style:style style:name="T39_65" style:family="text">
      <style:text-properties style:font-name="Courier New" style:font-name-asian="Courier New" style:font-name-complex="Courier New"/>
    </style:style>
    <style:style style:name="T39_66" style:family="text">
      <style:text-properties style:font-name="Courier New" style:font-name-asian="Courier New" style:font-name-complex="Courier New"/>
    </style:style>
    <style:style style:name="T39_67" style:family="text">
      <style:text-properties style:font-name="Courier New" style:font-name-asian="Courier New" style:font-name-complex="Courier New"/>
    </style:style>
    <style:style style:name="T39_68" style:family="text">
      <style:text-properties style:font-name="Courier New" style:font-name-asian="Courier New" style:font-name-complex="Courier New"/>
    </style:style>
    <style:style style:name="T39_69" style:family="text">
      <style:text-properties style:font-name="Courier New" style:font-name-asian="Courier New" style:font-name-complex="Courier New"/>
    </style:style>
    <style:style style:name="T39_70" style:family="text">
      <style:text-properties style:font-name="Courier New" style:font-name-asian="Courier New" style:font-name-complex="Courier New"/>
    </style:style>
    <style:style style:name="T39_71" style:family="text">
      <style:text-properties style:font-name="Courier New" style:font-name-asian="Courier New" style:font-name-complex="Courier New"/>
    </style:style>
    <style:style style:name="T39_72" style:family="text">
      <style:text-properties style:font-name="Courier New" style:font-name-asian="Courier New" style:font-name-complex="Courier New"/>
    </style:style>
    <style:style style:name="T39_73" style:family="text">
      <style:text-properties style:font-name="Courier New" style:font-name-asian="Courier New" style:font-name-complex="Courier New"/>
    </style:style>
    <style:style style:name="T39_74" style:family="text">
      <style:text-properties style:font-name="Courier New" style:font-name-asian="Courier New" style:font-name-complex="Courier New"/>
    </style:style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>
      <style:text-properties style:font-name="Courier New" style:font-name-asian="Courier New" style:font-name-complex="Courier New"/>
    </style:style>
    <style:style style:name="T39_92" style:family="text"/>
    <style:style style:name="P40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0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1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>
      <style:text-properties style:font-name="Courier New" style:font-name-asian="Courier New" style:font-name-complex="Courier New"/>
    </style:style>
    <style:style style:name="T41_14" style:family="text">
      <style:text-properties style:font-name="Courier New" style:font-name-asian="Courier New" style:font-name-complex="Courier New"/>
    </style:style>
    <style:style style:name="T41_15" style:family="text"/>
    <style:style style:name="T41_16" style:family="text"/>
    <style:style style:name="T41_17" style:family="text">
      <style:text-properties style:font-name="Courier New" style:font-name-asian="Courier New" style:font-name-complex="Courier New"/>
    </style:style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P42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2_1" style:family="text"/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T42_8" style:family="text">
      <style:text-properties fo:font-style="italic" style:font-style-asian="italic" style:font-style-complex="italic"/>
    </style:style>
    <style:style style:name="T42_9" style:family="text">
      <style:text-properties fo:font-style="italic" style:font-style-asian="italic" style:font-style-complex="italic"/>
    </style:style>
    <style:style style:name="T42_10" style:family="text">
      <style:text-properties fo:font-style="italic" style:font-style-asian="italic" style:font-style-complex="italic"/>
    </style:style>
    <style:style style:name="T42_11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>
      <style:text-properties style:font-name="Courier New" style:font-name-asian="Courier New" style:font-name-complex="Courier New"/>
    </style:style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>
      <style:text-properties style:font-name="Courier New" style:font-name-asian="Courier New" style:font-name-complex="Courier New"/>
    </style:style>
    <style:style style:name="T43_58" style:family="text"/>
    <style:style style:name="P44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4_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5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>
      <style:text-properties style:font-name="Courier New" style:font-name-asian="Courier New" style:font-name-complex="Courier New"/>
    </style:style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46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6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6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6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4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>
      <style:text-properties style:font-name="Courier New" style:font-name-asian="Courier New" style:font-name-complex="Courier New"/>
    </style:style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P48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49_1" style:family="text"/>
    <style:style style:name="T49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0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>
      <style:text-properties style:font-name="Courier New" style:font-name-asian="Courier New" style:font-name-complex="Courier New"/>
    </style:style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>
      <style:text-properties style:font-name="Courier New" style:font-name-asian="Courier New" style:font-name-complex="Courier New"/>
    </style:style>
    <style:style style:name="T50_33" style:family="text">
      <style:text-properties style:font-name="Courier New" style:font-name-asian="Courier New" style:font-name-complex="Courier New"/>
    </style:style>
    <style:style style:name="T50_34" style:family="text">
      <style:text-properties style:font-name="Courier New" style:font-name-asian="Courier New" style:font-name-complex="Courier New"/>
    </style:style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>
      <style:text-properties style:font-name="Courier New" style:font-name-asian="Courier New" style:font-name-complex="Courier New"/>
    </style:style>
    <style:style style:name="T50_54" style:family="text">
      <style:text-properties style:font-name="Courier New" style:font-name-asian="Courier New" style:font-name-complex="Courier New"/>
    </style:style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P51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1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1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1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2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>
      <style:text-properties style:font-name="Courier New" style:font-name-asian="Courier New" style:font-name-complex="Courier New"/>
    </style:style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>
      <style:text-properties style:font-name="Courier New" style:font-name-asian="Courier New" style:font-name-complex="Courier New"/>
    </style:style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P53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3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3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3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4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4_1" style:family="text">
      <style:text-properties style:font-name="Courier New" style:font-name-asian="Courier New" style:font-name-complex="Courier New"/>
    </style:style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>
      <style:text-properties style:font-name="Courier New" style:font-name-asian="Courier New" style:font-name-complex="Courier New"/>
    </style:style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P55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5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5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5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6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6_1" style:family="text">
      <style:text-properties style:font-name="Courier New" style:font-name-asian="Courier New" style:font-name-complex="Courier New"/>
    </style:style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>
      <style:text-properties style:font-name="Courier New" style:font-name-asian="Courier New" style:font-name-complex="Courier New"/>
    </style:style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P57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5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58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P59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P60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P61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61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1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1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1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1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2" style:family="paragraph" style:parent-style-name="Standard">
      <style:paragraph-properties fo:break-before="auto" fo:text-indent="1.27cm" fo:line-height="115%" fo:margin-bottom="0.353cm" fo:margin-left="5.08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>
      <style:text-properties style:font-name="Courier New" style:font-name-asian="Courier New" style:font-name-complex="Courier New"/>
    </style:style>
    <style:style style:name="T62_15" style:family="text">
      <style:text-properties style:font-name="Courier New" style:font-name-asian="Courier New" style:font-name-complex="Courier New"/>
    </style:style>
    <style:style style:name="T62_16" style:family="text"/>
    <style:style style:name="T62_17" style:family="text"/>
    <style:style style:name="T62_18" style:family="text"/>
    <style:style style:name="T62_19" style:family="text"/>
    <style:style style:name="P63" style:family="paragraph" style:parent-style-name="Standard">
      <style:paragraph-properties fo:break-before="auto" fo:text-indent="0cm" fo:line-height="115%" fo:margin-bottom="0.353cm" fo:margin-left="5.08cm" style:writing-mode="lr-tb"/>
    </style:style>
    <style:style style:name="T63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4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>
      <style:text-properties style:font-name="Courier New" style:font-name-asian="Courier New" style:font-name-complex="Courier New"/>
    </style:style>
    <style:style style:name="T64_17" style:family="text">
      <style:text-properties style:font-name="Courier New" style:font-name-asian="Courier New" style:font-name-complex="Courier New"/>
    </style:style>
    <style:style style:name="T64_18" style:family="text">
      <style:text-properties style:font-name="Courier New" style:font-name-asian="Courier New" style:font-name-complex="Courier New"/>
    </style:style>
    <style:style style:name="T64_19" style:family="text"/>
    <style:style style:name="T64_20" style:family="text"/>
    <style:style style:name="T64_21" style:family="text"/>
    <style:style style:name="T64_22" style:family="text"/>
    <style:style style:name="P65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>
      <style:text-properties style:font-name="Courier New" style:font-name-asian="Courier New" style:font-name-complex="Courier New"/>
    </style:style>
    <style:style style:name="T65_43" style:family="text">
      <style:text-properties style:font-name="Courier New" style:font-name-asian="Courier New" style:font-name-complex="Courier New"/>
    </style:style>
    <style:style style:name="T65_44" style:family="text">
      <style:text-properties style:font-name="Courier New" style:font-name-asian="Courier New" style:font-name-complex="Courier New"/>
    </style:style>
    <style:style style:name="T65_45" style:family="text"/>
    <style:style style:name="T65_46" style:family="text"/>
    <style:style style:name="T65_47" style:family="text"/>
    <style:style style:name="P66" style:family="paragraph" style:parent-style-name="Standard">
      <style:paragraph-properties fo:break-before="auto" fo:text-indent="1.27cm" fo:line-height="115%" fo:margin-bottom="0.353cm" fo:margin-left="3.81cm" style:writing-mode="lr-tb"/>
    </style:style>
    <style:style style:name="T66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6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6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6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6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7" style:family="paragraph" style:parent-style-name="Standard">
      <style:paragraph-properties fo:break-before="auto" fo:text-indent="0cm" fo:line-height="115%" fo:margin-bottom="0.353cm" fo:margin-left="6.35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>
      <style:text-properties style:font-name="Courier New" style:font-name-asian="Courier New" style:font-name-complex="Courier New"/>
    </style:style>
    <style:style style:name="T67_19" style:family="text">
      <style:text-properties style:font-name="Courier New" style:font-name-asian="Courier New" style:font-name-complex="Courier New"/>
    </style:style>
    <style:style style:name="T67_20" style:family="text">
      <style:text-properties style:font-name="Courier New" style:font-name-asian="Courier New" style:font-name-complex="Courier New"/>
    </style:style>
    <style:style style:name="T67_21" style:family="text"/>
    <style:style style:name="T67_22" style:family="text"/>
    <style:style style:name="T67_23" style:family="text"/>
    <style:style style:name="P68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68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8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69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0_1" style:family="text"/>
    <style:style style:name="T70_2" style:family="text"/>
    <style:style style:name="T70_3" style:family="text">
      <style:text-properties style:font-name="Courier New" style:font-name-asian="Courier New" style:font-name-complex="Courier New"/>
    </style:style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>
      <style:text-properties style:font-name="Courier New" style:font-name-asian="Courier New" style:font-name-complex="Courier New"/>
    </style:style>
    <style:style style:name="T70_15" style:family="text">
      <style:text-properties style:font-name="Courier New" style:font-name-asian="Courier New" style:font-name-complex="Courier New"/>
    </style:style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P71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>
      <style:text-properties style:font-name="Courier New" style:font-name-asian="Courier New" style:font-name-complex="Courier New"/>
    </style:style>
    <style:style style:name="T71_35" style:family="text">
      <style:text-properties style:font-name="Courier New" style:font-name-asian="Courier New" style:font-name-complex="Courier New"/>
    </style:style>
    <style:style style:name="T71_36" style:family="text"/>
    <style:style style:name="P72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72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2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2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2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73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P74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>
      <style:text-properties style:font-name="Courier New" style:font-name-asian="Courier New" style:font-name-complex="Courier New"/>
    </style:style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>
      <style:text-properties style:font-name="Courier New" style:font-name-asian="Courier New" style:font-name-complex="Courier New"/>
    </style:style>
    <style:style style:name="T74_59" style:family="text">
      <style:text-properties style:font-name="Courier New" style:font-name-asian="Courier New" style:font-name-complex="Courier New"/>
    </style:style>
    <style:style style:name="T74_60" style:family="text">
      <style:text-properties style:font-name="Courier New" style:font-name-asian="Courier New" style:font-name-complex="Courier New"/>
    </style:style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>
      <style:text-properties style:font-name="Courier New" style:font-name-asian="Courier New" style:font-name-complex="Courier New"/>
    </style:style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P75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75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5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5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5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76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>
      <style:text-properties style:font-name="Courier New" style:font-name-asian="Courier New" style:font-name-complex="Courier New"/>
    </style:style>
    <style:style style:name="T76_22" style:family="text"/>
    <style:style style:name="P77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P78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P79" style:family="paragraph" style:parent-style-name="Standard">
      <style:paragraph-properties fo:break-before="auto" fo:text-indent="1.27cm" fo:line-height="115%" fo:margin-bottom="0.353cm" fo:margin-left="1.27cm" style:writing-mode="lr-tb"/>
    </style:style>
    <style:style style:name="T79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9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9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9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0" style:family="paragraph" style:parent-style-name="Standard">
      <style:paragraph-properties fo:break-before="auto" fo:text-indent="0cm" fo:line-height="115%" fo:margin-bottom="0.353cm" fo:margin-left="3.81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>
      <style:text-properties style:font-name="Courier New" style:font-name-asian="Courier New" style:font-name-complex="Courier New"/>
    </style:style>
    <style:style style:name="T80_10" style:family="text">
      <style:text-properties style:font-name="Courier New" style:font-name-asian="Courier New" style:font-name-complex="Courier New"/>
    </style:style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>
      <style:text-properties style:font-name="Courier New" style:font-name-asian="Courier New" style:font-name-complex="Courier New"/>
    </style:style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T80_109" style:family="text"/>
    <style:style style:name="T80_110" style:family="text"/>
    <style:style style:name="T80_111" style:family="text"/>
    <style:style style:name="T80_112" style:family="text"/>
    <style:style style:name="T80_113" style:family="text">
      <style:text-properties style:font-name="Courier New" style:font-name-asian="Courier New" style:font-name-complex="Courier New"/>
    </style:style>
    <style:style style:name="T80_114" style:family="text">
      <style:text-properties style:font-name="Courier New" style:font-name-asian="Courier New" style:font-name-complex="Courier New"/>
    </style:style>
    <style:style style:name="T80_115" style:family="text"/>
    <style:style style:name="T80_116" style:family="text"/>
    <style:style style:name="T80_117" style:family="text"/>
    <style:style style:name="T80_118" style:family="text"/>
    <style:style style:name="T80_119" style:family="text"/>
    <style:style style:name="T80_120" style:family="text"/>
    <style:style style:name="P81" style:family="paragraph" style:parent-style-name="Standard">
      <style:paragraph-properties fo:break-before="auto" fo:line-height="115%" fo:margin-bottom="0.353cm" style:writing-mode="lr-tb"/>
    </style:style>
    <style:style style:name="P82" style:family="paragraph" style:parent-style-name="Standard">
      <style:paragraph-properties fo:break-before="auto" fo:line-height="115%" fo:margin-bottom="0.353cm" style:writing-mode="lr-tb"/>
    </style:style>
    <style:style style:name="P8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he</text:span><text:span text:style-name="T1_2"><text:s/></text:span><text:span text:style-name="T1_3">Circuit</text:span><text:span text:style-name="T1_4"><text:s/></text:span><text:span text:style-name="T1_5">Renderer</text:span><text:span text:style-name="T1_6"><text:s/></text:span><text:span text:style-name="T1_7">System</text:span><text:span text:style-name="T1_8">:</text:span></text:p>
      <text:p text:style-name="P2"><text:span text:style-name="T2_1">Compiler</text:span><text:span text:style-name="T2_2"><text:s/></text:span><text:span text:style-name="T2_3">Switches</text:span><text:span text:style-name="T2_4">:</text:span></text:p>
      <text:p text:style-name="P3"><text:span text:style-name="T3_1">#</text:span><text:span text:style-name="T3_2">define</text:span><text:span text:style-name="T3_3"><text:s/></text:span><text:span text:style-name="T3_4">crUseDoubles</text:span></text:p>
      <text:p text:style-name="P4"><text:span text:style-name="T4_1">The</text:span><text:span text:style-name="T4_2"><text:s/></text:span><text:span text:style-name="T4_3">type</text:span><text:span text:style-name="T4_4"><text:s/></text:span><text:span text:style-name="T4_5">crScalar</text:span><text:span text:style-name="T4_6"><text:s/></text:span><text:span text:style-name="T4_7">will</text:span><text:span text:style-name="T4_8"><text:s/></text:span><text:span text:style-name="T4_9">be</text:span><text:span text:style-name="T4_10"><text:s/></text:span><text:span text:style-name="T4_11">defined</text:span><text:span text:style-name="T4_12"><text:s/></text:span><text:span text:style-name="T4_13">as</text:span><text:span text:style-name="T4_14"><text:s/></text:span><text:span text:style-name="T4_15">double</text:span></text:p>
      <text:p text:style-name="P5"><text:span text:style-name="T5_1">#</text:span><text:span text:style-name="T5_2">define</text:span><text:span text:style-name="T5_3"><text:s/></text:span><text:span text:style-name="T5_4">crUseLongs</text:span></text:p>
      <text:p text:style-name="P6"><text:span text:style-name="T6_1">The</text:span><text:span text:style-name="T6_2"><text:s/></text:span><text:span text:style-name="T6_3">type</text:span><text:span text:style-name="T6_4"><text:s/></text:span><text:span text:style-name="T6_5">crIndex</text:span><text:span text:style-name="T6_6"><text:s/></text:span><text:span text:style-name="T6_7">will</text:span><text:span text:style-name="T6_8"><text:s/></text:span><text:span text:style-name="T6_9">be</text:span><text:span text:style-name="T6_10"><text:s/></text:span><text:span text:style-name="T6_11">defined</text:span><text:span text:style-name="T6_12"><text:s/></text:span><text:span text:style-name="T6_13">as</text:span><text:span text:style-name="T6_14"><text:s/></text:span><text:span text:style-name="T6_15">unsigned</text:span><text:span text:style-name="T6_16"><text:s/></text:span><text:span text:style-name="T6_17">long</text:span></text:p>
      <text:p text:style-name="P7"><text:span text:style-name="T7_1">#</text:span><text:span text:style-name="T7_2">define</text:span><text:span text:style-name="T7_3"><text:s/></text:span><text:span text:style-name="T7_4">crShowWindow</text:span></text:p>
      <text:p text:style-name="P8"><text:span text:style-name="T8_1">The</text:span><text:span text:style-name="T8_2"><text:s/></text:span><text:span text:style-name="T8_3">internal</text:span><text:span text:style-name="T8_4"><text:s/></text:span><text:span text:style-name="T8_5">rendering</text:span><text:span text:style-name="T8_6"><text:s/></text:span><text:span text:style-name="T8_7">window</text:span><text:span text:style-name="T8_8"><text:s/></text:span><text:span text:style-name="T8_9">is</text:span><text:span text:style-name="T8_10"><text:s/></text:span><text:span text:style-name="T8_11">put</text:span><text:span text:style-name="T8_12"><text:s/></text:span><text:span text:style-name="T8_13">on</text:span><text:span text:style-name="T8_14"><text:s/></text:span><text:span text:style-name="T8_15">the</text:span><text:span text:style-name="T8_16"><text:s/></text:span><text:span text:style-name="T8_17">screen</text:span><text:span text:style-name="T8_18"><text:s/></text:span><text:span text:style-name="T8_19">instead</text:span><text:span text:style-name="T8_20"><text:s/></text:span><text:span text:style-name="T8_21">of</text:span><text:span text:style-name="T8_22"><text:s/></text:span><text:span text:style-name="T8_23">being</text:span><text:span text:style-name="T8_24"><text:s/></text:span><text:span text:style-name="T8_25">hidden</text:span><text:span text:style-name="T8_26"><text:s/></text:span><text:span text:style-name="T8_27">away</text:span><text:span text:style-name="T8_28">.</text:span></text:p>
      <text:p text:style-name="P9"><text:span text:style-name="T9_1">Types</text:span><text:span text:style-name="T9_2">:</text:span></text:p>
      <text:p text:style-name="P10"><text:span text:style-name="T10_1">crScalar</text:span></text:p>
      <text:p text:style-name="P11"><text:span text:style-name="T11_1">A</text:span><text:span text:style-name="T11_2"><text:s/></text:span><text:span text:style-name="T11_3">floating</text:span><text:span text:style-name="T11_4">-</text:span><text:span text:style-name="T11_5">point</text:span><text:span text:style-name="T11_6"><text:s/></text:span><text:span text:style-name="T11_7">type</text:span><text:span text:style-name="T11_8">.<text:s/></text:span><text:span text:style-name="T11_9">If</text:span><text:span text:style-name="T11_10"><text:s/></text:span><text:span text:style-name="T11_11">crUseDoubles</text:span><text:span text:style-name="T11_12"><text:s/></text:span><text:span text:style-name="T11_13">was</text:span><text:span text:style-name="T11_14"><text:s/></text:span><text:span text:style-name="T11_15">not</text:span><text:span text:style-name="T11_16"><text:s/></text:span><text:span text:style-name="T11_17">defined</text:span><text:span text:style-name="T11_18">,<text:s/></text:span><text:span text:style-name="T11_19">is</text:span><text:span text:style-name="T11_20"><text:s/></text:span><text:span text:style-name="T11_21">defined</text:span><text:span text:style-name="T11_22"><text:s/></text:span><text:span text:style-name="T11_23">as</text:span><text:span text:style-name="T11_24"><text:s/></text:span><text:span text:style-name="T11_25">float</text:span></text:p>
      <text:p text:style-name="P12"><text:span text:style-name="T12_1">crIndex</text:span></text:p>
      <text:p text:style-name="P13"><text:span text:style-name="T13_1">An</text:span><text:span text:style-name="T13_2"><text:s/></text:span><text:span text:style-name="T13_3">unsigned</text:span><text:span text:style-name="T13_4"><text:s/></text:span><text:span text:style-name="T13_5">integer</text:span><text:span text:style-name="T13_6"><text:s/></text:span><text:span text:style-name="T13_7">type</text:span><text:span text:style-name="T13_8">.<text:s/></text:span><text:span text:style-name="T13_9">If</text:span><text:span text:style-name="T13_10"><text:s/></text:span><text:span text:style-name="T13_11">crUseLongs</text:span><text:span text:style-name="T13_12"><text:s/></text:span><text:span text:style-name="T13_13">was</text:span><text:span text:style-name="T13_14"><text:s/></text:span><text:span text:style-name="T13_15">not</text:span><text:span text:style-name="T13_16"><text:s/></text:span><text:span text:style-name="T13_17">defined</text:span><text:span text:style-name="T13_18">,<text:s/></text:span><text:span text:style-name="T13_19">is</text:span><text:span text:style-name="T13_20"><text:s/></text:span><text:span text:style-name="T13_21">defined</text:span><text:span text:style-name="T13_22"><text:s/></text:span><text:span text:style-name="T13_23">as</text:span><text:span text:style-name="T13_24"><text:s/></text:span><text:span text:style-name="T13_25">unsigned</text:span><text:span text:style-name="T13_26"><text:s/></text:span><text:span text:style-name="T13_27">int</text:span></text:p>
      <text:p text:style-name="P14"><text:span text:style-name="T14_1">struct</text:span><text:span text:style-name="T14_2"><text:s/></text:span><text:span text:style-name="T14_3">crLine</text:span><text:span text:style-name="T14_4"><text:s/>{<text:s/></text:span><text:span text:style-name="T14_5">crScalar</text:span><text:span text:style-name="T14_6"><text:s/></text:span><text:span text:style-name="T14_7">x</text:span><text:span text:style-name="T14_8">1,</text:span><text:span text:style-name="T14_9">y</text:span><text:span text:style-name="T14_10">1,</text:span><text:span text:style-name="T14_11">x</text:span><text:span text:style-name="T14_12">2,</text:span><text:span text:style-name="T14_13">y</text:span><text:span text:style-name="T14_14">2;<text:s/>}</text:span></text:p>
      <text:p text:style-name="P15"><text:span text:style-name="T15_1">Contains</text:span><text:span text:style-name="T15_2"><text:s/></text:span><text:span text:style-name="T15_3">crScalar</text:span><text:span text:style-name="T15_4"><text:s/></text:span><text:span text:style-name="T15_5">values</text:span><text:span text:style-name="T15_6"><text:s/></text:span><text:span text:style-name="T15_7">x</text:span><text:span text:style-name="T15_8">1,</text:span><text:span text:style-name="T15_9">y</text:span><text:span text:style-name="T15_10">1,</text:span><text:span text:style-name="T15_11">x</text:span><text:span text:style-name="T15_12">2,</text:span><text:span text:style-name="T15_13">y</text:span><text:span text:style-name="T15_14">2</text:span></text:p>
      <text:p text:style-name="P16"><text:span text:style-name="T16_1">x</text:span><text:span text:style-name="T16_2">1,</text:span><text:span text:style-name="T16_3">y</text:span><text:span text:style-name="T16_4">1<text:s/></text:span><text:span text:style-name="T16_5">are</text:span><text:span text:style-name="T16_6"><text:s/></text:span><text:span text:style-name="T16_7">the</text:span><text:span text:style-name="T16_8"><text:s/></text:span><text:span text:style-name="T16_9">XY</text:span><text:span text:style-name="T16_10"><text:s/></text:span><text:span text:style-name="T16_11">coordinates</text:span><text:span text:style-name="T16_12"><text:s/></text:span><text:span text:style-name="T16_13">of</text:span><text:span text:style-name="T16_14"><text:s/></text:span><text:span text:style-name="T16_15">the</text:span><text:span text:style-name="T16_16"><text:s/></text:span><text:span text:style-name="T16_17">point</text:span><text:span text:style-name="T16_18"><text:s/></text:span><text:span text:style-name="T16_19">at</text:span><text:span text:style-name="T16_20"><text:s/></text:span><text:span text:style-name="T16_21">one</text:span><text:span text:style-name="T16_22"><text:s/></text:span><text:span text:style-name="T16_23">end</text:span><text:span text:style-name="T16_24"><text:s/></text:span><text:span text:style-name="T16_25">of</text:span><text:span text:style-name="T16_26"><text:s/></text:span><text:span text:style-name="T16_27">the</text:span><text:span text:style-name="T16_28"><text:s/></text:span><text:span text:style-name="T16_29">line</text:span><text:span text:style-name="T16_30"><text:s/></text:span><text:span text:style-name="T16_31">and</text:span><text:span text:style-name="T16_32"><text:s/></text:span><text:span text:style-name="T16_33">x</text:span><text:span text:style-name="T16_34">2,</text:span><text:span text:style-name="T16_35">y</text:span><text:span text:style-name="T16_36">2<text:s/></text:span><text:span text:style-name="T16_37">are</text:span><text:span text:style-name="T16_38"><text:s/></text:span><text:span text:style-name="T16_39">the</text:span><text:span text:style-name="T16_40"><text:s/></text:span><text:span text:style-name="T16_41">XY</text:span><text:span text:style-name="T16_42"><text:s/></text:span><text:span text:style-name="T16_43">coordinates</text:span><text:span text:style-name="T16_44"><text:s/></text:span><text:span text:style-name="T16_45">of</text:span><text:span text:style-name="T16_46"><text:s/></text:span><text:span text:style-name="T16_47">the</text:span><text:span text:style-name="T16_48"><text:s/></text:span><text:span text:style-name="T16_49">point</text:span><text:span text:style-name="T16_50"><text:s/></text:span><text:span text:style-name="T16_51">at</text:span><text:span text:style-name="T16_52"><text:s/></text:span><text:span text:style-name="T16_53">the</text:span><text:span text:style-name="T16_54"><text:s/></text:span><text:span text:style-name="T16_55">other</text:span><text:span text:style-name="T16_56"><text:s/></text:span><text:span text:style-name="T16_57">end</text:span><text:span text:style-name="T16_58"><text:s/></text:span><text:span text:style-name="T16_59">of</text:span><text:span text:style-name="T16_60"><text:s/></text:span><text:span text:style-name="T16_61">the</text:span><text:span text:style-name="T16_62"><text:s/></text:span><text:span text:style-name="T16_63">line</text:span></text:p>
      <text:p text:style-name="P17"><text:span text:style-name="T17_1">Used</text:span><text:span text:style-name="T17_2"><text:s/></text:span><text:span text:style-name="T17_3">in</text:span><text:span text:style-name="T17_4"><text:s/></text:span><text:span text:style-name="T17_5">the</text:span><text:span text:style-name="T17_6"><text:s/></text:span><text:span text:style-name="T17_7">crProto</text:span><text:span text:style-name="T17_8"><text:s/></text:span><text:span text:style-name="T17_9">object</text:span><text:span text:style-name="T17_10">,<text:s/></text:span><text:span text:style-name="T17_11">which</text:span><text:span text:style-name="T17_12"><text:s/></text:span><text:span text:style-name="T17_13">contains</text:span><text:span text:style-name="T17_14"><text:s/></text:span><text:span text:style-name="T17_15">an</text:span><text:span text:style-name="T17_16"><text:s/></text:span><text:span text:style-name="T17_17">array</text:span><text:span text:style-name="T17_18"><text:s/></text:span><text:span text:style-name="T17_19">of</text:span><text:span text:style-name="T17_20"><text:s/></text:span><text:span text:style-name="T17_21">lines</text:span><text:span text:style-name="T17_22">.</text:span></text:p>
      <text:p text:style-name="P18"><text:span text:style-name="T18_1"><text:tab/><text:tab/></text:span><text:span text:style-name="T18_2">struct</text:span><text:span text:style-name="T18_3"><text:s/></text:span><text:span text:style-name="T18_4">crProto</text:span></text:p>
      <text:p text:style-name="P19"><text:span text:style-name="T19_1"><text:tab/><text:tab/><text:tab/></text:span><text:span text:style-name="T19_2">Used</text:span><text:span text:style-name="T19_3"><text:s/></text:span><text:span text:style-name="T19_4">for</text:span><text:span text:style-name="T19_5"><text:s/></text:span><text:span text:style-name="T19_6">storing</text:span><text:span text:style-name="T19_7"><text:s/></text:span><text:span text:style-name="T19_8">groups</text:span><text:span text:style-name="T19_9"><text:s/></text:span><text:span text:style-name="T19_10">of</text:span><text:span text:style-name="T19_11"><text:s/></text:span><text:span text:style-name="T19_12">lines</text:span><text:span text:style-name="T19_13"><text:s/></text:span><text:span text:style-name="T19_14">making</text:span><text:span text:style-name="T19_15"><text:s/></text:span><text:span text:style-name="T19_16">up</text:span><text:span text:style-name="T19_17"><text:s/></text:span><text:span text:style-name="T19_18">an</text:span><text:span text:style-name="T19_19"><text:s/></text:span><text:span text:style-name="T19_20">image</text:span><text:span text:style-name="T19_21">.</text:span></text:p>
      <text:p text:style-name="P20"><text:span text:style-name="T20_1">DO</text:span><text:span text:style-name="T20_2"><text:s/></text:span><text:span text:style-name="T20_3">NOT</text:span><text:span text:style-name="T20_4"><text:s/></text:span><text:span text:style-name="T20_5">ALLOCATE</text:span><text:span text:style-name="T20_6"><text:s/></text:span><text:span text:style-name="T20_7">INDEPENDENTLY</text:span><text:span text:style-name="T20_8">:</text:span></text:p>
      <text:p text:style-name="P21"><text:span text:style-name="T21_1"><text:tab/></text:span><text:span text:style-name="T21_2">Always</text:span><text:span text:style-name="T21_3"><text:s/></text:span><text:span text:style-name="T21_4">acquire</text:span><text:span text:style-name="T21_5"><text:s/></text:span><text:span text:style-name="T21_6">with</text:span><text:span text:style-name="T21_7"><text:s/></text:span><text:span text:style-name="T21_8">a</text:span><text:span text:style-name="T21_9"><text:s/></text:span><text:span text:style-name="T21_10">call</text:span><text:span text:style-name="T21_11"><text:s/></text:span><text:span text:style-name="T21_12">to</text:span><text:span text:style-name="T21_13"><text:s/></text:span><text:span text:style-name="T21_14">crRequireProto</text:span><text:span text:style-name="T21_15">!</text:span></text:p>
      <text:p text:style-name="P22"><text:span text:style-name="T22_1">DO</text:span><text:span text:style-name="T22_2"><text:s/></text:span><text:span text:style-name="T22_3">NOT</text:span><text:span text:style-name="T22_4"><text:s/></text:span><text:span text:style-name="T22_5">FREE</text:span><text:span text:style-name="T22_6">:</text:span></text:p>
      <text:p text:style-name="P23"><text:span text:style-name="T23_1">This</text:span><text:span text:style-name="T23_2"><text:s/></text:span><text:span text:style-name="T23_3">object</text:span><text:span text:style-name="T23_4"><text:s/></text:span><text:span text:style-name="T23_5">belongs</text:span><text:span text:style-name="T23_6"><text:s/></text:span><text:span text:style-name="T23_7">to</text:span><text:span text:style-name="T23_8"><text:s/></text:span><text:span text:style-name="T23_9">the</text:span><text:span text:style-name="T23_10"><text:s/></text:span><text:span text:style-name="T23_11">circuit</text:span><text:span text:style-name="T23_12"><text:s/></text:span><text:span text:style-name="T23_13">renderer</text:span><text:span text:style-name="T23_14"><text:s/></text:span><text:span text:style-name="T23_15">system</text:span><text:span text:style-name="T23_16">,<text:s/></text:span><text:span text:style-name="T23_17">and</text:span><text:span text:style-name="T23_18"><text:s/></text:span><text:span text:style-name="T23_19">deleting</text:span><text:span text:style-name="T23_20"><text:s/></text:span><text:span text:style-name="T23_21">its</text:span><text:span text:style-name="T23_22"><text:s/></text:span><text:span text:style-name="T23_23">memory</text:span><text:span text:style-name="T23_24"><text:s/></text:span><text:span text:style-name="T23_25">may</text:span><text:span text:style-name="T23_26"><text:s/></text:span><text:span text:style-name="T23_27">have</text:span><text:span text:style-name="T23_28"><text:s/></text:span><text:span text:style-name="T23_29">unforeseen</text:span><text:span text:style-name="T23_30"><text:s/></text:span><text:span text:style-name="T23_31">consequences</text:span><text:span text:style-name="T23_32">.</text:span></text:p>
      <text:p text:style-name="P24"><text:span text:style-name="T24_1">struct</text:span><text:span text:style-name="T24_2"><text:s/></text:span><text:span text:style-name="T24_3">crItem</text:span><text:span text:style-name="T24_4"><text:s/>{<text:s/></text:span><text:span text:style-name="T24_5">crProto</text:span><text:span text:style-name="T24_6">*<text:s/></text:span><text:span text:style-name="T24_7">proto</text:span><text:span text:style-name="T24_8">;<text:s/></text:span><text:span text:style-name="T24_9">crScalar</text:span><text:span text:style-name="T24_10"><text:s/></text:span><text:span text:style-name="T24_11">posx</text:span><text:span text:style-name="T24_12">,</text:span><text:span text:style-name="T24_13">posy</text:span><text:span text:style-name="T24_14">;<text:s/>}</text:span></text:p>
      <text:p text:style-name="P25"><text:span text:style-name="T25_1">An</text:span><text:span text:style-name="T25_2"><text:s/></text:span><text:span text:style-name="T25_3">instance</text:span><text:span text:style-name="T25_4"><text:s/></text:span><text:span text:style-name="T25_5">to</text:span><text:span text:style-name="T25_6"><text:s/></text:span><text:span text:style-name="T25_7">be</text:span><text:span text:style-name="T25_8"><text:s/></text:span><text:span text:style-name="T25_9">drawn</text:span><text:span text:style-name="T25_10"><text:s/></text:span><text:span text:style-name="T25_11">on</text:span><text:span text:style-name="T25_12"><text:s/></text:span><text:span text:style-name="T25_13">the</text:span><text:span text:style-name="T25_14"><text:s/></text:span><text:span text:style-name="T25_15">screen</text:span><text:span text:style-name="T25_16"><text:s/></text:span><text:span text:style-name="T25_17">every</text:span><text:span text:style-name="T25_18"><text:s/></text:span><text:span text:style-name="T25_19">frame</text:span><text:span text:style-name="T25_20">.</text:span></text:p>
      <text:p text:style-name="P26"><text:span text:style-name="T26_1">Contains</text:span><text:span text:style-name="T26_2"><text:s/></text:span><text:span text:style-name="T26_3">a</text:span><text:span text:style-name="T26_4"><text:s/></text:span><text:span text:style-name="T26_5">reference</text:span><text:span text:style-name="T26_6"><text:s/></text:span><text:span text:style-name="T26_7">to</text:span><text:span text:style-name="T26_8"><text:s/></text:span><text:span text:style-name="T26_9">an</text:span><text:span text:style-name="T26_10"><text:s/></text:span><text:span text:style-name="T26_11">image</text:span><text:span text:style-name="T26_12"><text:s/></text:span><text:span text:style-name="T26_13">prototype</text:span><text:span text:style-name="T26_14">,<text:s/></text:span><text:span text:style-name="T26_15">and</text:span><text:span text:style-name="T26_16"><text:s/></text:span><text:span text:style-name="T26_17">the</text:span><text:span text:style-name="T26_18"><text:s/></text:span><text:span text:style-name="T26_19">XY</text:span><text:span text:style-name="T26_20"><text:s/></text:span><text:span text:style-name="T26_21">coordinates</text:span><text:span text:style-name="T26_22"><text:s/></text:span><text:span text:style-name="T26_23">of</text:span><text:span text:style-name="T26_24"><text:s/></text:span><text:span text:style-name="T26_25">the</text:span><text:span text:style-name="T26_26"><text:s/></text:span><text:span text:style-name="T26_27">instance</text:span><text:span text:style-name="T26_28"><text:s/></text:span><text:span text:style-name="T26_29">on</text:span><text:span text:style-name="T26_30"><text:s/></text:span><text:span text:style-name="T26_31">the</text:span><text:span text:style-name="T26_32"><text:s/>‘</text:span><text:span text:style-name="T26_33">canvas</text:span><text:span text:style-name="T26_34">’.</text:span></text:p>
      <text:p text:style-name="P27"><text:span text:style-name="T27_1">DO</text:span><text:span text:style-name="T27_2"><text:s/></text:span><text:span text:style-name="T27_3">NOT</text:span><text:span text:style-name="T27_4"><text:s/></text:span><text:span text:style-name="T27_5">ALLOCATE</text:span><text:span text:style-name="T27_6"><text:s/></text:span><text:span text:style-name="T27_7">INDEPENDENTLY</text:span><text:span text:style-name="T27_8">:</text:span></text:p>
      <text:p text:style-name="P28"><text:span text:style-name="T28_1">Do</text:span><text:span text:style-name="T28_2"><text:s/></text:span><text:span text:style-name="T28_3">not</text:span><text:span text:style-name="T28_4"><text:s/></text:span><text:span text:style-name="T28_5">expect</text:span><text:span text:style-name="T28_6"><text:s/></text:span><text:span text:style-name="T28_7">crItem</text:span><text:span text:style-name="T28_8">*<text:s/></text:span><text:span text:style-name="T28_9">item</text:span><text:span text:style-name="T28_10"><text:s/>=<text:s/></text:span><text:span text:style-name="T28_11">malloc</text:span><text:span text:style-name="T28_12">(</text:span><text:span text:style-name="T28_13">sizeof</text:span><text:span text:style-name="T28_14">(</text:span><text:span text:style-name="T28_15">crItem</text:span><text:span text:style-name="T28_16">));</text:span><text:span text:style-name="T28_17"><text:s/></text:span><text:span text:style-name="T28_18">to</text:span><text:span text:style-name="T28_19"><text:s/></text:span><text:span text:style-name="T28_20">add</text:span><text:span text:style-name="T28_21"><text:s/></text:span><text:span text:style-name="T28_22">the</text:span><text:span text:style-name="T28_23"><text:s/></text:span><text:span text:style-name="T28_24">instance</text:span><text:span text:style-name="T28_25"><text:s/></text:span><text:span text:style-name="T28_26">to</text:span><text:span text:style-name="T28_27"><text:s/></text:span><text:span text:style-name="T28_28">the</text:span><text:span text:style-name="T28_29"><text:s/></text:span><text:span text:style-name="T28_30">internal</text:span><text:span text:style-name="T28_31"><text:s/></text:span><text:span text:style-name="T28_32">list</text:span><text:span text:style-name="T28_33">!<text:s/></text:span><text:span text:style-name="T28_34">This</text:span><text:span text:style-name="T28_35"><text:s/></text:span><text:span text:style-name="T28_36">type</text:span><text:span text:style-name="T28_37"><text:s/></text:span><text:span text:style-name="T28_38">of</text:span><text:span text:style-name="T28_39"><text:s/></text:span><text:span text:style-name="T28_40">allocation</text:span><text:span text:style-name="T28_41"><text:s/></text:span><text:span text:style-name="T28_42">is</text:span><text:span text:style-name="T28_43"><text:s/></text:span><text:span text:style-name="T28_44">not</text:span><text:span text:style-name="T28_45"><text:s/></text:span><text:span text:style-name="T28_46">invalid</text:span><text:span text:style-name="T28_47"><text:s/></text:span><text:span text:style-name="T28_48">but</text:span><text:span text:style-name="T28_49"><text:s/></text:span><text:span text:style-name="T28_50">should</text:span><text:span text:style-name="T28_51"><text:s/></text:span><text:span text:style-name="T28_52">not</text:span><text:span text:style-name="T28_53"><text:s/></text:span><text:span text:style-name="T28_54">be</text:span><text:span text:style-name="T28_55"><text:s/></text:span><text:span text:style-name="T28_56">used</text:span><text:span text:style-name="T28_57"><text:s/></text:span><text:span text:style-name="T28_58">for</text:span><text:span text:style-name="T28_59"><text:s/></text:span><text:span text:style-name="T28_60">interfacing</text:span><text:span text:style-name="T28_61"><text:s/></text:span><text:span text:style-name="T28_62">with</text:span><text:span text:style-name="T28_63"><text:s/></text:span><text:span text:style-name="T28_64">the</text:span><text:span text:style-name="T28_65"><text:s/></text:span><text:span text:style-name="T28_66">draw</text:span><text:span text:style-name="T28_67"><text:s/></text:span><text:span text:style-name="T28_68">system</text:span><text:span text:style-name="T28_69">.</text:span></text:p>
      <text:p text:style-name="P29"><text:span text:style-name="T29_1">Use</text:span><text:span text:style-name="T29_2"><text:s/></text:span><text:span text:style-name="T29_3">crItem</text:span><text:span text:style-name="T29_4">*<text:s/></text:span><text:span text:style-name="T29_5">item</text:span><text:span text:style-name="T29_6"><text:s/>=<text:s/></text:span><text:span text:style-name="T29_7">crCreateItem</text:span><text:span text:style-name="T29_8">(...);</text:span><text:span text:style-name="T29_9"><text:s/></text:span><text:span text:style-name="T29_10">instead</text:span><text:span text:style-name="T29_11">.</text:span></text:p>
      <text:p text:style-name="P30"><text:span text:style-name="T30_1">DO</text:span><text:span text:style-name="T30_2"><text:s/></text:span><text:span text:style-name="T30_3">NOT</text:span><text:span text:style-name="T30_4"><text:s/></text:span><text:span text:style-name="T30_5">FREE</text:span><text:span text:style-name="T30_6"><text:s/></text:span><text:span text:style-name="T30_7">INDEPENDENTLY</text:span><text:span text:style-name="T30_8">:</text:span></text:p>
      <text:p text:style-name="P31"><text:span text:style-name="T31_1">Using</text:span><text:span text:style-name="T31_2"><text:s/></text:span><text:span text:style-name="T31_3">free</text:span><text:span text:style-name="T31_4">(</text:span><text:span text:style-name="T31_5">item</text:span><text:span text:style-name="T31_6">);</text:span><text:span text:style-name="T31_7"><text:s/></text:span><text:span text:style-name="T31_8">to</text:span><text:span text:style-name="T31_9"><text:s/></text:span><text:span text:style-name="T31_10">deallocate</text:span><text:span text:style-name="T31_11"><text:s/></text:span><text:span text:style-name="T31_12">a</text:span><text:span text:style-name="T31_13"><text:s/></text:span><text:span text:style-name="T31_14">reference</text:span><text:span text:style-name="T31_15"><text:s/></text:span><text:span text:style-name="T31_16">item</text:span><text:span text:style-name="T31_17"><text:s/></text:span><text:span text:style-name="T31_18">returned</text:span><text:span text:style-name="T31_19"><text:s/></text:span><text:span text:style-name="T31_20">previously</text:span><text:span text:style-name="T31_21"><text:s/></text:span><text:span text:style-name="T31_22">from</text:span><text:span text:style-name="T31_23"><text:s/></text:span><text:span text:style-name="T31_24">a</text:span><text:span text:style-name="T31_25"><text:s/></text:span><text:span text:style-name="T31_26">call</text:span><text:span text:style-name="T31_27"><text:s/></text:span><text:span text:style-name="T31_28">to</text:span><text:span text:style-name="T31_29"><text:s/></text:span><text:span text:style-name="T31_30">crCreateItem</text:span><text:span text:style-name="T31_31"><text:s/></text:span><text:span text:style-name="T31_32">will</text:span><text:span text:style-name="T31_33"><text:s/></text:span><text:span text:style-name="T31_34">not</text:span><text:span text:style-name="T31_35"><text:s/></text:span><text:span text:style-name="T31_36">remove</text:span><text:span text:style-name="T31_37"><text:s/></text:span><text:span text:style-name="T31_38">it</text:span><text:span text:style-name="T31_39"><text:s/></text:span><text:span text:style-name="T31_40">from</text:span><text:span text:style-name="T31_41"><text:s/></text:span><text:span text:style-name="T31_42">the</text:span><text:span text:style-name="T31_43"><text:s/></text:span><text:span text:style-name="T31_44">internal</text:span><text:span text:style-name="T31_45"><text:s/></text:span><text:span text:style-name="T31_46">list</text:span><text:span text:style-name="T31_47">,<text:s/></text:span><text:span text:style-name="T31_48">and</text:span><text:span text:style-name="T31_49"><text:s/></text:span><text:span text:style-name="T31_50">since</text:span><text:span text:style-name="T31_51"><text:s/></text:span><text:span text:style-name="T31_52">the</text:span><text:span text:style-name="T31_53"><text:s/></text:span><text:span text:style-name="T31_54">memory</text:span><text:span text:style-name="T31_55"><text:s/></text:span><text:span text:style-name="T31_56">is</text:span><text:span text:style-name="T31_57"><text:s/></text:span><text:span text:style-name="T31_58">now</text:span><text:span text:style-name="T31_59"><text:s/></text:span><text:span text:style-name="T31_60">invalid</text:span><text:span text:style-name="T31_61"><text:s/></text:span><text:span text:style-name="T31_62">the</text:span><text:span text:style-name="T31_63"><text:s/></text:span><text:span text:style-name="T31_64">renderer</text:span><text:span text:style-name="T31_65"><text:s/></text:span><text:span text:style-name="T31_66">will</text:span><text:span text:style-name="T31_67"><text:s/></text:span><text:span text:style-name="T31_68">have</text:span><text:span text:style-name="T31_69"><text:s/></text:span><text:span text:style-name="T31_70">a</text:span><text:span text:style-name="T31_71"><text:s/></text:span><text:span text:style-name="T31_72">memory</text:span><text:span text:style-name="T31_73"><text:s/></text:span><text:span text:style-name="T31_74">access</text:span><text:span text:style-name="T31_75"><text:s/></text:span><text:span text:style-name="T31_76">violation</text:span><text:span text:style-name="T31_77"><text:s/></text:span><text:span text:style-name="T31_78">on</text:span><text:span text:style-name="T31_79"><text:s/></text:span><text:span text:style-name="T31_80">trying</text:span><text:span text:style-name="T31_81"><text:s/></text:span><text:span text:style-name="T31_82">to</text:span><text:span text:style-name="T31_83"><text:s/></text:span><text:span text:style-name="T31_84">draw</text:span><text:span text:style-name="T31_85"><text:s/></text:span><text:span text:style-name="T31_86">the</text:span><text:span text:style-name="T31_87"><text:s/></text:span><text:span text:style-name="T31_88">next</text:span><text:span text:style-name="T31_89"><text:s/></text:span><text:span text:style-name="T31_90">frame</text:span><text:span text:style-name="T31_91">.</text:span></text:p>
      <text:p text:style-name="P32"><text:span text:style-name="T32_1">Use</text:span><text:span text:style-name="T32_2"><text:s/></text:span><text:span text:style-name="T32_3">crDestroyItem</text:span><text:span text:style-name="T32_4">(</text:span><text:span text:style-name="T32_5">item</text:span><text:span text:style-name="T32_6">);</text:span><text:span text:style-name="T32_7"><text:s/></text:span><text:span text:style-name="T32_8">instead</text:span><text:span text:style-name="T32_9">.</text:span></text:p>
      <text:p text:style-name="P33"><text:span text:style-name="T33_1"><text:tab/></text:span><text:span text:style-name="T33_2">Functions</text:span><text:span text:style-name="T33_3">:</text:span></text:p>
      <text:p text:style-name="P34"><text:span text:style-name="T34_1">crProto</text:span><text:span text:style-name="T34_2">*<text:s/></text:span><text:span text:style-name="T34_3">crRequireProto</text:span><text:span text:style-name="T34_4"><text:s/>(</text:span><text:span text:style-name="T34_5">char</text:span><text:span text:style-name="T34_6">*<text:s/></text:span><text:span text:style-name="T34_7">path</text:span><text:span text:style-name="T34_8">)</text:span></text:p>
      <text:p text:style-name="P35"><text:span text:style-name="T35_1"><text:tab/><text:tab/></text:span><text:span text:style-name="T35_2">Checks</text:span><text:span text:style-name="T35_3"><text:s/></text:span><text:span text:style-name="T35_4">for</text:span><text:span text:style-name="T35_5"><text:s/></text:span><text:span text:style-name="T35_6">existence</text:span><text:span text:style-name="T35_7"><text:s/></text:span><text:span text:style-name="T35_8">of</text:span><text:span text:style-name="T35_9"><text:s/></text:span><text:span text:style-name="T35_10">the</text:span><text:span text:style-name="T35_11"><text:s/></text:span><text:span text:style-name="T35_12">image</text:span><text:span text:style-name="T35_13"><text:s/></text:span><text:span text:style-name="T35_14">prototype</text:span><text:span text:style-name="T35_15"><text:s/></text:span><text:span text:style-name="T35_16">loaded</text:span><text:span text:style-name="T35_17"><text:s/></text:span><text:span text:style-name="T35_18">from</text:span><text:span text:style-name="T35_19"><text:s/></text:span><text:span text:style-name="T35_20">path</text:span><text:span text:style-name="T35_21">.<text:s/></text:span></text:p>
      <text:p text:style-name="P36"><text:span text:style-name="T36_1"><text:tab/><text:tab/></text:span><text:span text:style-name="T36_2">If</text:span><text:span text:style-name="T36_3"><text:s/></text:span><text:span text:style-name="T36_4">the</text:span><text:span text:style-name="T36_5"><text:s/></text:span><text:span text:style-name="T36_6">prototype</text:span><text:span text:style-name="T36_7"><text:s/></text:span><text:span text:style-name="T36_8">hasn</text:span><text:span text:style-name="T36_9">’</text:span><text:span text:style-name="T36_10">t</text:span><text:span text:style-name="T36_11"><text:s/></text:span><text:span text:style-name="T36_12">been</text:span><text:span text:style-name="T36_13"><text:s/></text:span><text:span text:style-name="T36_14">loaded</text:span><text:span text:style-name="T36_15">,<text:s/></text:span><text:span text:style-name="T36_16">loads</text:span><text:span text:style-name="T36_17"><text:s/></text:span><text:span text:style-name="T36_18">the</text:span><text:span text:style-name="T36_19"><text:s/></text:span><text:span text:style-name="T36_20">prototype</text:span><text:span text:style-name="T36_21">.</text:span></text:p>
      <text:p text:style-name="P37"><text:span text:style-name="T37_1"><text:tab/></text:span><text:span text:style-name="T37_2">THIS</text:span><text:span text:style-name="T37_3"><text:s/></text:span><text:span text:style-name="T37_4">FUNCTION</text:span><text:span text:style-name="T37_5"><text:s/></text:span><text:span text:style-name="T37_6">CAN</text:span><text:span text:style-name="T37_7"><text:s/></text:span><text:span text:style-name="T37_8">RETURN</text:span><text:span text:style-name="T37_9"><text:s/></text:span><text:span text:style-name="T37_10">NULL</text:span><text:span text:style-name="T37_11">!!</text:span></text:p>
      <text:p text:style-name="P38"><text:span text:style-name="T38_1">Always</text:span><text:span text:style-name="T38_2"><text:s/></text:span><text:span text:style-name="T38_3">check</text:span><text:span text:style-name="T38_4"><text:s/></text:span><text:span text:style-name="T38_5">for</text:span><text:span text:style-name="T38_6"><text:s/></text:span><text:span text:style-name="T38_7">existence</text:span><text:span text:style-name="T38_8"><text:s/></text:span><text:span text:style-name="T38_9">of</text:span><text:span text:style-name="T38_10"><text:s/></text:span><text:span text:style-name="T38_11">the</text:span><text:span text:style-name="T38_12"><text:s/></text:span><text:span text:style-name="T38_13">pointer</text:span><text:span text:style-name="T38_14"><text:s/></text:span><text:span text:style-name="T38_15">returned</text:span><text:span text:style-name="T38_16">.<text:s/></text:span><text:span text:style-name="T38_17">If</text:span><text:span text:style-name="T38_18"><text:s/></text:span><text:span text:style-name="T38_19">the</text:span><text:span text:style-name="T38_20"><text:s/></text:span><text:span text:style-name="T38_21">pointer</text:span><text:span text:style-name="T38_22"><text:s/></text:span><text:span text:style-name="T38_23">is</text:span><text:span text:style-name="T38_24"><text:s/></text:span><text:span text:style-name="T38_25">NULL</text:span><text:span text:style-name="T38_26">,<text:s/></text:span><text:span text:style-name="T38_27">something</text:span><text:span text:style-name="T38_28"><text:s/></text:span><text:span text:style-name="T38_29">has</text:span><text:span text:style-name="T38_30"><text:s/></text:span><text:span text:style-name="T38_31">gone</text:span><text:span text:style-name="T38_32"><text:s/></text:span><text:span text:style-name="T38_33">wrong</text:span><text:span text:style-name="T38_34">,<text:s/></text:span><text:span text:style-name="T38_35">and</text:span><text:span text:style-name="T38_36"><text:s/></text:span><text:span text:style-name="T38_37">the</text:span><text:span text:style-name="T38_38"><text:s/></text:span><text:span text:style-name="T38_39">issue</text:span><text:span text:style-name="T38_40"><text:s/></text:span><text:span text:style-name="T38_41">can</text:span><text:span text:style-name="T38_42"><text:s/></text:span><text:span text:style-name="T38_43">be</text:span><text:span text:style-name="T38_44"><text:s/></text:span><text:span text:style-name="T38_45">investigated</text:span><text:span text:style-name="T38_46"><text:s/></text:span><text:span text:style-name="T38_47">with</text:span><text:span text:style-name="T38_48"><text:s/></text:span><text:span text:style-name="T38_49">a</text:span><text:span text:style-name="T38_50"><text:s/></text:span><text:span text:style-name="T38_51">subsequent</text:span><text:span text:style-name="T38_52"><text:s/></text:span><text:span text:style-name="T38_53">call</text:span><text:span text:style-name="T38_54"><text:s/></text:span><text:span text:style-name="T38_55">to</text:span><text:span text:style-name="T38_56"><text:s/></text:span><text:span text:style-name="T38_57">crGetError</text:span><text:span text:style-name="T38_58">.</text:span></text:p>
      <text:p text:style-name="P39"><text:span text:style-name="T39_1">This</text:span><text:span text:style-name="T39_2"><text:s/></text:span><text:span text:style-name="T39_3">function</text:span><text:span text:style-name="T39_4"><text:s/></text:span><text:span text:style-name="T39_5">can</text:span><text:span text:style-name="T39_6"><text:s/></text:span><text:span text:style-name="T39_7">be</text:span><text:span text:style-name="T39_8"><text:s/></text:span><text:span text:style-name="T39_9">used</text:span><text:span text:style-name="T39_10"><text:s/></text:span><text:span text:style-name="T39_11">by</text:span><text:span text:style-name="T39_12"><text:s/></text:span><text:span text:style-name="T39_13">the</text:span><text:span text:style-name="T39_14"><text:s/></text:span><text:span text:style-name="T39_15">application</text:span><text:span text:style-name="T39_16"><text:s/></text:span><text:span text:style-name="T39_17">for</text:span><text:span text:style-name="T39_18"><text:s/></text:span><text:span text:style-name="T39_19">changing</text:span><text:span text:style-name="T39_20"><text:s/></text:span><text:span text:style-name="T39_21">the</text:span><text:span text:style-name="T39_22"><text:s/></text:span><text:span text:style-name="T39_23">image</text:span><text:span text:style-name="T39_24"><text:s/></text:span><text:span text:style-name="T39_25">that</text:span><text:span text:style-name="T39_26"><text:s/></text:span><text:span text:style-name="T39_27">a</text:span><text:span text:style-name="T39_28"><text:s/></text:span><text:span text:style-name="T39_29">crItem</text:span><text:span text:style-name="T39_30"><text:s/></text:span><text:span text:style-name="T39_31">references</text:span><text:span text:style-name="T39_32">.<text:s/></text:span><text:span text:style-name="T39_33">For</text:span><text:span text:style-name="T39_34"><text:s/></text:span><text:span text:style-name="T39_35">example</text:span><text:span text:style-name="T39_36">,<text:s/></text:span><text:span text:style-name="T39_37">where</text:span><text:span text:style-name="T39_38"><text:s/></text:span><text:span text:style-name="T39_39">item</text:span><text:span text:style-name="T39_40"><text:s/></text:span><text:span text:style-name="T39_41">is</text:span><text:span text:style-name="T39_42"><text:s/></text:span><text:span text:style-name="T39_43">a</text:span><text:span text:style-name="T39_44"><text:s/></text:span><text:span text:style-name="T39_45">crItem</text:span><text:span text:style-name="T39_46">,<text:s/></text:span><text:span text:style-name="T39_47">crProto</text:span><text:span text:style-name="T39_48">*<text:s/></text:span><text:span text:style-name="T39_49">proto</text:span><text:span text:style-name="T39_50"><text:s/>=<text:s/></text:span><text:span text:style-name="T39_51">crRequireProto</text:span><text:span text:style-name="T39_52">(“</text:span><text:span text:style-name="T39_53">example</text:span><text:span text:style-name="T39_54">-</text:span><text:span text:style-name="T39_55">proto</text:span><text:span text:style-name="T39_56">.</text:span><text:span text:style-name="T39_57">cbip</text:span><text:span text:style-name="T39_58">”);<text:s/></text:span><text:span text:style-name="T39_59">if</text:span><text:span text:style-name="T39_60"><text:s/>(!</text:span><text:span text:style-name="T39_61">proto</text:span><text:span text:style-name="T39_62">)<text:s/>{<text:s/>/*<text:s/></text:span><text:span text:style-name="T39_63">Error</text:span><text:span text:style-name="T39_64"><text:s/></text:span><text:span text:style-name="T39_65">Handling</text:span><text:span text:style-name="T39_66"><text:s/>*/<text:s/>}<text:s/></text:span><text:span text:style-name="T39_67">else</text:span><text:span text:style-name="T39_68"><text:s/></text:span><text:span text:style-name="T39_69">item</text:span><text:span text:style-name="T39_70">-&gt;</text:span><text:span text:style-name="T39_71">proto</text:span><text:span text:style-name="T39_72"><text:s/>=<text:s/></text:span><text:span text:style-name="T39_73">proto</text:span><text:span text:style-name="T39_74">;<text:s/></text:span><text:span text:style-name="T39_75">would</text:span><text:span text:style-name="T39_76"><text:s/></text:span><text:span text:style-name="T39_77">change</text:span><text:span text:style-name="T39_78"><text:s/></text:span><text:span text:style-name="T39_79">the</text:span><text:span text:style-name="T39_80"><text:s/></text:span><text:span text:style-name="T39_81">image</text:span><text:span text:style-name="T39_82"><text:s/></text:span><text:span text:style-name="T39_83">prototype</text:span><text:span text:style-name="T39_84"><text:s/></text:span><text:span text:style-name="T39_85">used</text:span><text:span text:style-name="T39_86"><text:s/></text:span><text:span text:style-name="T39_87">for</text:span><text:span text:style-name="T39_88"><text:s/></text:span><text:span text:style-name="T39_89">drawing</text:span><text:span text:style-name="T39_90"><text:s/></text:span><text:span text:style-name="T39_91">item</text:span><text:span text:style-name="T39_92">.</text:span></text:p>
      <text:p text:style-name="P40"><text:span text:style-name="T40_1">crItem</text:span><text:span text:style-name="T40_2">*<text:s/></text:span><text:span text:style-name="T40_3">crCreateItem</text:span><text:span text:style-name="T40_4"><text:s/>(</text:span><text:span text:style-name="T40_5">char</text:span><text:span text:style-name="T40_6">*<text:s/></text:span><text:span text:style-name="T40_7">path</text:span><text:span text:style-name="T40_8">)</text:span></text:p>
      <text:p text:style-name="P41"><text:span text:style-name="T41_1">Creates</text:span><text:span text:style-name="T41_2"><text:s/></text:span><text:span text:style-name="T41_3">a</text:span><text:span text:style-name="T41_4"><text:s/></text:span><text:span text:style-name="T41_5">new</text:span><text:span text:style-name="T41_6"><text:s/></text:span><text:span text:style-name="T41_7">crItem</text:span><text:span text:style-name="T41_8"><text:s/></text:span><text:span text:style-name="T41_9">and</text:span><text:span text:style-name="T41_10"><text:s/></text:span><text:span text:style-name="T41_11">calls</text:span><text:span text:style-name="T41_12"><text:s/></text:span><text:span text:style-name="T41_13">crRequireProto</text:span><text:span text:style-name="T41_14"><text:s/></text:span><text:span text:style-name="T41_15">with</text:span><text:span text:style-name="T41_16"><text:s/></text:span><text:span text:style-name="T41_17">path</text:span><text:span text:style-name="T41_18">.<text:s/></text:span><text:span text:style-name="T41_19">This</text:span><text:span text:style-name="T41_20"><text:s/></text:span><text:span text:style-name="T41_21">ensures</text:span><text:span text:style-name="T41_22"><text:s/></text:span><text:span text:style-name="T41_23">that</text:span><text:span text:style-name="T41_24"><text:s/></text:span><text:span text:style-name="T41_25">the</text:span><text:span text:style-name="T41_26"><text:s/></text:span><text:span text:style-name="T41_27">prototype</text:span><text:span text:style-name="T41_28"><text:s/></text:span><text:span text:style-name="T41_29">is</text:span><text:span text:style-name="T41_30"><text:s/></text:span><text:span text:style-name="T41_31">either</text:span><text:span text:style-name="T41_32"><text:s/></text:span><text:span text:style-name="T41_33">grabbed</text:span><text:span text:style-name="T41_34"><text:s/></text:span><text:span text:style-name="T41_35">from</text:span><text:span text:style-name="T41_36"><text:s/></text:span><text:span text:style-name="T41_37">the</text:span><text:span text:style-name="T41_38"><text:s/></text:span><text:span text:style-name="T41_39">list</text:span><text:span text:style-name="T41_40"><text:s/></text:span><text:span text:style-name="T41_41">of</text:span><text:span text:style-name="T41_42"><text:s/></text:span><text:span text:style-name="T41_43">already</text:span><text:span text:style-name="T41_44">-</text:span><text:span text:style-name="T41_45">loaded</text:span><text:span text:style-name="T41_46"><text:s/></text:span><text:span text:style-name="T41_47">prototypes</text:span><text:span text:style-name="T41_48"><text:s/></text:span><text:span text:style-name="T41_49">or</text:span><text:span text:style-name="T41_50"><text:s/></text:span><text:span text:style-name="T41_51">loaded</text:span><text:span text:style-name="T41_52"><text:s/></text:span><text:span text:style-name="T41_53">from</text:span><text:span text:style-name="T41_54"><text:s/></text:span><text:span text:style-name="T41_55">the</text:span><text:span text:style-name="T41_56"><text:s/></text:span><text:span text:style-name="T41_57">file</text:span><text:span text:style-name="T41_58"><text:s/></text:span><text:span text:style-name="T41_59">pointed</text:span><text:span text:style-name="T41_60"><text:s/></text:span><text:span text:style-name="T41_61">to</text:span><text:span text:style-name="T41_62"><text:s/></text:span><text:span text:style-name="T41_63">by</text:span><text:span text:style-name="T41_64"><text:s/></text:span><text:span text:style-name="T41_65">path</text:span><text:span text:style-name="T41_66"><text:s/></text:span><text:span text:style-name="T41_67">and</text:span><text:span text:style-name="T41_68"><text:s/></text:span><text:span text:style-name="T41_69">put</text:span><text:span text:style-name="T41_70"><text:s/></text:span><text:span text:style-name="T41_71">into</text:span><text:span text:style-name="T41_72"><text:s/></text:span><text:span text:style-name="T41_73">the</text:span><text:span text:style-name="T41_74"><text:s/></text:span><text:span text:style-name="T41_75">list</text:span><text:span text:style-name="T41_76">.</text:span></text:p>
      <text:p text:style-name="P42"><text:span text:style-name="T42_1"><text:tab/></text:span><text:span text:style-name="T42_2">THIS</text:span><text:span text:style-name="T42_3"><text:s/></text:span><text:span text:style-name="T42_4">FUNCTION</text:span><text:span text:style-name="T42_5"><text:s/></text:span><text:span text:style-name="T42_6">CAN</text:span><text:span text:style-name="T42_7"><text:s/></text:span><text:span text:style-name="T42_8">RETURN</text:span><text:span text:style-name="T42_9"><text:s/></text:span><text:span text:style-name="T42_10">NULL</text:span><text:span text:style-name="T42_11">!!</text:span></text:p>
      <text:p text:style-name="P43"><text:span text:style-name="T43_1">Always</text:span><text:span text:style-name="T43_2"><text:s/></text:span><text:span text:style-name="T43_3">check</text:span><text:span text:style-name="T43_4"><text:s/></text:span><text:span text:style-name="T43_5">for</text:span><text:span text:style-name="T43_6"><text:s/></text:span><text:span text:style-name="T43_7">existence</text:span><text:span text:style-name="T43_8"><text:s/></text:span><text:span text:style-name="T43_9">of</text:span><text:span text:style-name="T43_10"><text:s/></text:span><text:span text:style-name="T43_11">the</text:span><text:span text:style-name="T43_12"><text:s/></text:span><text:span text:style-name="T43_13">pointer</text:span><text:span text:style-name="T43_14"><text:s/></text:span><text:span text:style-name="T43_15">returned</text:span><text:span text:style-name="T43_16">.<text:s/></text:span><text:span text:style-name="T43_17">If</text:span><text:span text:style-name="T43_18"><text:s/></text:span><text:span text:style-name="T43_19">the</text:span><text:span text:style-name="T43_20"><text:s/></text:span><text:span text:style-name="T43_21">pointer</text:span><text:span text:style-name="T43_22"><text:s/></text:span><text:span text:style-name="T43_23">is</text:span><text:span text:style-name="T43_24"><text:s/></text:span><text:span text:style-name="T43_25">NULL</text:span><text:span text:style-name="T43_26">,<text:s/></text:span><text:span text:style-name="T43_27">something</text:span><text:span text:style-name="T43_28"><text:s/></text:span><text:span text:style-name="T43_29">has</text:span><text:span text:style-name="T43_30"><text:s/></text:span><text:span text:style-name="T43_31">gone</text:span><text:span text:style-name="T43_32"><text:s/></text:span><text:span text:style-name="T43_33">wrong</text:span><text:span text:style-name="T43_34">,<text:s/></text:span><text:span text:style-name="T43_35">and</text:span><text:span text:style-name="T43_36"><text:s/></text:span><text:span text:style-name="T43_37">the</text:span><text:span text:style-name="T43_38"><text:s/></text:span><text:span text:style-name="T43_39">issue</text:span><text:span text:style-name="T43_40"><text:s/></text:span><text:span text:style-name="T43_41">can</text:span><text:span text:style-name="T43_42"><text:s/></text:span><text:span text:style-name="T43_43">be</text:span><text:span text:style-name="T43_44"><text:s/></text:span><text:span text:style-name="T43_45">investigated</text:span><text:span text:style-name="T43_46"><text:s/></text:span><text:span text:style-name="T43_47">with</text:span><text:span text:style-name="T43_48"><text:s/></text:span><text:span text:style-name="T43_49">a</text:span><text:span text:style-name="T43_50"><text:s/></text:span><text:span text:style-name="T43_51">subsequent</text:span><text:span text:style-name="T43_52"><text:s/></text:span><text:span text:style-name="T43_53">call</text:span><text:span text:style-name="T43_54"><text:s/></text:span><text:span text:style-name="T43_55">to</text:span><text:span text:style-name="T43_56"><text:s/></text:span><text:span text:style-name="T43_57">crGetError</text:span><text:span text:style-name="T43_58">.</text:span></text:p>
      <text:p text:style-name="P44"><text:span text:style-name="T44_1">void</text:span><text:span text:style-name="T44_2"><text:s/></text:span><text:span text:style-name="T44_3">crDestroyItem</text:span><text:span text:style-name="T44_4"><text:s/>(</text:span><text:span text:style-name="T44_5">crItem</text:span><text:span text:style-name="T44_6">*<text:s/></text:span><text:span text:style-name="T44_7">todel</text:span><text:span text:style-name="T44_8">)</text:span></text:p>
      <text:p text:style-name="P45"><text:span text:style-name="T45_1">Frees</text:span><text:span text:style-name="T45_2"><text:s/></text:span><text:span text:style-name="T45_3">memory</text:span><text:span text:style-name="T45_4"><text:s/></text:span><text:span text:style-name="T45_5">associated</text:span><text:span text:style-name="T45_6"><text:s/></text:span><text:span text:style-name="T45_7">with</text:span><text:span text:style-name="T45_8"><text:s/></text:span><text:span text:style-name="T45_9">a</text:span><text:span text:style-name="T45_10"><text:s/></text:span><text:span text:style-name="T45_11">crItem</text:span><text:span text:style-name="T45_12"><text:s/></text:span><text:span text:style-name="T45_13">object</text:span><text:span text:style-name="T45_14"><text:s/></text:span><text:span text:style-name="T45_15">and</text:span><text:span text:style-name="T45_16"><text:s/></text:span><text:span text:style-name="T45_17">removes</text:span><text:span text:style-name="T45_18"><text:s/></text:span><text:span text:style-name="T45_19">it</text:span><text:span text:style-name="T45_20"><text:s/></text:span><text:span text:style-name="T45_21">from</text:span><text:span text:style-name="T45_22"><text:s/></text:span><text:span text:style-name="T45_23">the</text:span><text:span text:style-name="T45_24"><text:s/></text:span><text:span text:style-name="T45_25">internal</text:span><text:span text:style-name="T45_26"><text:s/></text:span><text:span text:style-name="T45_27">list</text:span><text:span text:style-name="T45_28">.</text:span></text:p>
      <text:p text:style-name="P46"><text:span text:style-name="T46_1">crIndex</text:span><text:span text:style-name="T46_2"><text:s/></text:span><text:span text:style-name="T46_3">crGetError</text:span><text:span text:style-name="T46_4"><text:s/>()</text:span></text:p>
      <text:p text:style-name="P47"><text:span text:style-name="T47_1">Returns</text:span><text:span text:style-name="T47_2"><text:s/></text:span><text:span text:style-name="T47_3">the</text:span><text:span text:style-name="T47_4"><text:s/></text:span><text:span text:style-name="T47_5">code</text:span><text:span text:style-name="T47_6"><text:s/></text:span><text:span text:style-name="T47_7">of</text:span><text:span text:style-name="T47_8"><text:s/></text:span><text:span text:style-name="T47_9">the</text:span><text:span text:style-name="T47_10"><text:s/></text:span><text:span text:style-name="T47_11">most</text:span><text:span text:style-name="T47_12"><text:s/></text:span><text:span text:style-name="T47_13">recent</text:span><text:span text:style-name="T47_14"><text:s/></text:span><text:span text:style-name="T47_15">error</text:span><text:span text:style-name="T47_16"><text:s/></text:span><text:span text:style-name="T47_17">logged</text:span><text:span text:style-name="T47_18"><text:s/></text:span><text:span text:style-name="T47_19">internally</text:span><text:span text:style-name="T47_20">,<text:s/></text:span><text:span text:style-name="T47_21">and</text:span><text:span text:style-name="T47_22"><text:s/></text:span><text:span text:style-name="T47_23">sets</text:span><text:span text:style-name="T47_24"><text:s/></text:span><text:span text:style-name="T47_25">the</text:span><text:span text:style-name="T47_26"><text:s/></text:span><text:span text:style-name="T47_27">internal</text:span><text:span text:style-name="T47_28"><text:s/></text:span><text:span text:style-name="T47_29">error</text:span><text:span text:style-name="T47_30"><text:s/></text:span><text:span text:style-name="T47_31">value</text:span><text:span text:style-name="T47_32"><text:s/></text:span><text:span text:style-name="T47_33">to</text:span><text:span text:style-name="T47_34"><text:s/></text:span><text:span text:style-name="T47_35">0</text:span><text:span text:style-name="T47_36">.<text:s/></text:span><text:span text:style-name="T47_37">Returns</text:span><text:span text:style-name="T47_38"><text:s/></text:span><text:span text:style-name="T47_39">one</text:span><text:span text:style-name="T47_40"><text:s/></text:span><text:span text:style-name="T47_41">of</text:span><text:span text:style-name="T47_42"><text:s/></text:span><text:span text:style-name="T47_43">the</text:span><text:span text:style-name="T47_44"><text:s/></text:span><text:span text:style-name="T47_45">following</text:span><text:span text:style-name="T47_46"><text:s/></text:span><text:span text:style-name="T47_47">values</text:span><text:span text:style-name="T47_48">:</text:span></text:p>
      <text:p text:style-name="P48"><text:span text:style-name="T48_1">Error</text:span><text:span text:style-name="T48_2"><text:s/></text:span><text:span text:style-name="T48_3">Codes</text:span><text:span text:style-name="T48_4">:</text:span></text:p>
      <text:p text:style-name="P49"><text:span text:style-name="T49_1"><text:tab/></text:span><text:span text:style-name="T49_2">0</text:span></text:p>
      <text:p text:style-name="P50"><text:span text:style-name="T50_1">No</text:span><text:span text:style-name="T50_2"><text:s/></text:span><text:span text:style-name="T50_3">error</text:span><text:span text:style-name="T50_4"><text:s/></text:span><text:span text:style-name="T50_5">has</text:span><text:span text:style-name="T50_6"><text:s/></text:span><text:span text:style-name="T50_7">been</text:span><text:span text:style-name="T50_8"><text:s/></text:span><text:span text:style-name="T50_9">logged</text:span><text:span text:style-name="T50_10"><text:s/></text:span><text:span text:style-name="T50_11">between</text:span><text:span text:style-name="T50_12"><text:s/></text:span><text:span text:style-name="T50_13">this</text:span><text:span text:style-name="T50_14"><text:s/></text:span><text:span text:style-name="T50_15">call</text:span><text:span text:style-name="T50_16"><text:s/></text:span><text:span text:style-name="T50_17">and</text:span><text:span text:style-name="T50_18"><text:s/></text:span><text:span text:style-name="T50_19">the</text:span><text:span text:style-name="T50_20"><text:s/></text:span><text:span text:style-name="T50_21">last</text:span><text:span text:style-name="T50_22"><text:s/></text:span><text:span text:style-name="T50_23">call</text:span><text:span text:style-name="T50_24"><text:s/></text:span><text:span text:style-name="T50_25">to</text:span><text:span text:style-name="T50_26"><text:s/></text:span><text:span text:style-name="T50_27">crGetError</text:span><text:span text:style-name="T50_28">,<text:s/></text:span><text:span text:style-name="T50_29">or</text:span><text:span text:style-name="T50_30"><text:s/></text:span><text:span text:style-name="T50_31">if</text:span><text:span text:style-name="T50_32"><text:s/></text:span><text:span text:style-name="T50_33">crGetError</text:span><text:span text:style-name="T50_34"><text:s/></text:span><text:span text:style-name="T50_35">has</text:span><text:span text:style-name="T50_36"><text:s/></text:span><text:span text:style-name="T50_37">not</text:span><text:span text:style-name="T50_38"><text:s/></text:span><text:span text:style-name="T50_39">been</text:span><text:span text:style-name="T50_40"><text:s/></text:span><text:span text:style-name="T50_41">called</text:span><text:span text:style-name="T50_42"><text:s/></text:span><text:span text:style-name="T50_43">before</text:span><text:span text:style-name="T50_44">,<text:s/></text:span><text:span text:style-name="T50_45">between</text:span><text:span text:style-name="T50_46"><text:s/></text:span><text:span text:style-name="T50_47">this</text:span><text:span text:style-name="T50_48"><text:s/></text:span><text:span text:style-name="T50_49">call</text:span><text:span text:style-name="T50_50"><text:s/></text:span><text:span text:style-name="T50_51">to</text:span><text:span text:style-name="T50_52"><text:s/></text:span><text:span text:style-name="T50_53">crGetError</text:span><text:span text:style-name="T50_54"><text:s/></text:span><text:span text:style-name="T50_55">and</text:span><text:span text:style-name="T50_56"><text:s/></text:span><text:span text:style-name="T50_57">the</text:span><text:span text:style-name="T50_58"><text:s/></text:span><text:span text:style-name="T50_59">program</text:span><text:span text:style-name="T50_60">’</text:span><text:span text:style-name="T50_61">s</text:span><text:span text:style-name="T50_62"><text:s/></text:span><text:span text:style-name="T50_63">start</text:span><text:span text:style-name="T50_64">.</text:span></text:p>
      <text:p text:style-name="P51"><text:span text:style-name="T51_1">crError</text:span><text:span text:style-name="T51_2">_</text:span><text:span text:style-name="T51_3">NoProtoPath</text:span></text:p>
      <text:p text:style-name="P52"><text:span text:style-name="T52_1">A</text:span><text:span text:style-name="T52_2"><text:s/></text:span><text:span text:style-name="T52_3">null</text:span><text:span text:style-name="T52_4"><text:s/></text:span><text:span text:style-name="T52_5">pointer</text:span><text:span text:style-name="T52_6"><text:s/></text:span><text:span text:style-name="T52_7">was</text:span><text:span text:style-name="T52_8"><text:s/></text:span><text:span text:style-name="T52_9">provided</text:span><text:span text:style-name="T52_10"><text:s/></text:span><text:span text:style-name="T52_11">for</text:span><text:span text:style-name="T52_12"><text:s/></text:span><text:span text:style-name="T52_13">the</text:span><text:span text:style-name="T52_14"><text:s/></text:span><text:span text:style-name="T52_15">path</text:span><text:span text:style-name="T52_16"><text:s/></text:span><text:span text:style-name="T52_17">argument</text:span><text:span text:style-name="T52_18"><text:s/></text:span><text:span text:style-name="T52_19">to</text:span><text:span text:style-name="T52_20"><text:s/></text:span><text:span text:style-name="T52_21">crRequireProto</text:span><text:span text:style-name="T52_22">,<text:s/></text:span><text:span text:style-name="T52_23">and</text:span><text:span text:style-name="T52_24"><text:s/></text:span><text:span text:style-name="T52_25">as</text:span><text:span text:style-name="T52_26"><text:s/></text:span><text:span text:style-name="T52_27">this</text:span><text:span text:style-name="T52_28"><text:s/></text:span><text:span text:style-name="T52_29">is</text:span><text:span text:style-name="T52_30"><text:s/></text:span><text:span text:style-name="T52_31">not</text:span><text:span text:style-name="T52_32"><text:s/></text:span><text:span text:style-name="T52_33">a</text:span><text:span text:style-name="T52_34"><text:s/></text:span><text:span text:style-name="T52_35">valid</text:span><text:span text:style-name="T52_36"><text:s/></text:span><text:span text:style-name="T52_37">file</text:span><text:span text:style-name="T52_38"><text:s/></text:span><text:span text:style-name="T52_39">path</text:span><text:span text:style-name="T52_40">,<text:s/></text:span><text:span text:style-name="T52_41">it</text:span><text:span text:style-name="T52_42"><text:s/></text:span><text:span text:style-name="T52_43">is</text:span><text:span text:style-name="T52_44"><text:s/></text:span><text:span text:style-name="T52_45">impossible</text:span><text:span text:style-name="T52_46"><text:s/></text:span><text:span text:style-name="T52_47">to</text:span><text:span text:style-name="T52_48"><text:s/></text:span><text:span text:style-name="T52_49">load</text:span><text:span text:style-name="T52_50"><text:s/></text:span><text:span text:style-name="T52_51">a</text:span><text:span text:style-name="T52_52"><text:s/></text:span><text:span text:style-name="T52_53">prototype</text:span><text:span text:style-name="T52_54"><text:s/></text:span><text:span text:style-name="T52_55">from</text:span><text:span text:style-name="T52_56"><text:s/></text:span><text:span text:style-name="T52_57">this</text:span><text:span text:style-name="T52_58"><text:s/></text:span><text:span text:style-name="T52_59">location</text:span><text:span text:style-name="T52_60">.</text:span></text:p>
      <text:p text:style-name="P53"><text:span text:style-name="T53_1">crError</text:span><text:span text:style-name="T53_2">_</text:span><text:span text:style-name="T53_3">NoProtoFile</text:span></text:p>
      <text:p text:style-name="P54"><text:span text:style-name="T54_1">crRequireProto</text:span><text:span text:style-name="T54_2"><text:s/></text:span><text:span text:style-name="T54_3">attempted</text:span><text:span text:style-name="T54_4"><text:s/></text:span><text:span text:style-name="T54_5">to</text:span><text:span text:style-name="T54_6"><text:s/></text:span><text:span text:style-name="T54_7">open</text:span><text:span text:style-name="T54_8"><text:s/></text:span><text:span text:style-name="T54_9">the</text:span><text:span text:style-name="T54_10"><text:s/></text:span><text:span text:style-name="T54_11">prototype</text:span><text:span text:style-name="T54_12"><text:s/></text:span><text:span text:style-name="T54_13">file</text:span><text:span text:style-name="T54_14"><text:s/></text:span><text:span text:style-name="T54_15">pointed</text:span><text:span text:style-name="T54_16"><text:s/></text:span><text:span text:style-name="T54_17">to</text:span><text:span text:style-name="T54_18"><text:s/></text:span><text:span text:style-name="T54_19">by</text:span><text:span text:style-name="T54_20"><text:s/></text:span><text:span text:style-name="T54_21">path</text:span><text:span text:style-name="T54_22">,<text:s/></text:span><text:span text:style-name="T54_23">but</text:span><text:span text:style-name="T54_24"><text:s/></text:span><text:span text:style-name="T54_25">the</text:span><text:span text:style-name="T54_26"><text:s/></text:span><text:span text:style-name="T54_27">file</text:span><text:span text:style-name="T54_28"><text:s/></text:span><text:span text:style-name="T54_29">did</text:span><text:span text:style-name="T54_30"><text:s/></text:span><text:span text:style-name="T54_31">not</text:span><text:span text:style-name="T54_32"><text:s/></text:span><text:span text:style-name="T54_33">exist</text:span><text:span text:style-name="T54_34">.</text:span></text:p>
      <text:p text:style-name="P55"><text:span text:style-name="T55_1">crError</text:span><text:span text:style-name="T55_2">_</text:span><text:span text:style-name="T55_3">BadProtoFile</text:span></text:p>
      <text:p text:style-name="P56"><text:span text:style-name="T56_1">crRequireProto</text:span><text:span text:style-name="T56_2"><text:s/></text:span><text:span text:style-name="T56_3">found</text:span><text:span text:style-name="T56_4"><text:s/></text:span><text:span text:style-name="T56_5">a</text:span><text:span text:style-name="T56_6"><text:s/></text:span><text:span text:style-name="T56_7">file</text:span><text:span text:style-name="T56_8"><text:s/></text:span><text:span text:style-name="T56_9">at</text:span><text:span text:style-name="T56_10"><text:s/></text:span><text:span text:style-name="T56_11">the</text:span><text:span text:style-name="T56_12"><text:s/></text:span><text:span text:style-name="T56_13">location</text:span><text:span text:style-name="T56_14"><text:s/></text:span><text:span text:style-name="T56_15">pointed</text:span><text:span text:style-name="T56_16"><text:s/></text:span><text:span text:style-name="T56_17">to</text:span><text:span text:style-name="T56_18"><text:s/></text:span><text:span text:style-name="T56_19">by</text:span><text:span text:style-name="T56_20"><text:s/></text:span><text:span text:style-name="T56_21">path</text:span><text:span text:style-name="T56_22">,<text:s/></text:span><text:span text:style-name="T56_23">but</text:span><text:span text:style-name="T56_24"><text:s/></text:span><text:span text:style-name="T56_25">the</text:span><text:span text:style-name="T56_26"><text:s/></text:span><text:span text:style-name="T56_27">file</text:span><text:span text:style-name="T56_28"><text:s/></text:span><text:span text:style-name="T56_29">was</text:span><text:span text:style-name="T56_30"><text:s/></text:span><text:span text:style-name="T56_31">corrupt</text:span><text:span text:style-name="T56_32"><text:s/></text:span><text:span text:style-name="T56_33">and</text:span><text:span text:style-name="T56_34"><text:s/></text:span><text:span text:style-name="T56_35">therefore</text:span><text:span text:style-name="T56_36"><text:s/></text:span><text:span text:style-name="T56_37">loading</text:span><text:span text:style-name="T56_38"><text:s/></text:span><text:span text:style-name="T56_39">of</text:span><text:span text:style-name="T56_40"><text:s/></text:span><text:span text:style-name="T56_41">its</text:span><text:span text:style-name="T56_42"><text:s/></text:span><text:span text:style-name="T56_43">information</text:span><text:span text:style-name="T56_44"><text:s/></text:span><text:span text:style-name="T56_45">has</text:span><text:span text:style-name="T56_46"><text:s/></text:span><text:span text:style-name="T56_47">failed</text:span><text:span text:style-name="T56_48">.</text:span></text:p>
      <text:p text:style-name="P57"><text:span text:style-name="T57_1">crError</text:span><text:span text:style-name="T57_2">_</text:span><text:span text:style-name="T57_3">FailedAlloc</text:span></text:p>
      <text:p text:style-name="P58"><text:span text:style-name="T58_1">A</text:span><text:span text:style-name="T58_2"><text:s/></text:span><text:span text:style-name="T58_3">circuit</text:span><text:span text:style-name="T58_4"><text:s/></text:span><text:span text:style-name="T58_5">renderer</text:span><text:span text:style-name="T58_6"><text:s/></text:span><text:span text:style-name="T58_7">system</text:span><text:span text:style-name="T58_8"><text:s/></text:span><text:span text:style-name="T58_9">function</text:span><text:span text:style-name="T58_10"><text:s/></text:span><text:span text:style-name="T58_11">has</text:span><text:span text:style-name="T58_12"><text:s/></text:span><text:span text:style-name="T58_13">attempted</text:span><text:span text:style-name="T58_14"><text:s/></text:span><text:span text:style-name="T58_15">to</text:span><text:span text:style-name="T58_16"><text:s/></text:span><text:span text:style-name="T58_17">allocate</text:span><text:span text:style-name="T58_18"><text:s/></text:span><text:span text:style-name="T58_19">memory</text:span><text:span text:style-name="T58_20"><text:s/></text:span><text:span text:style-name="T58_21">but</text:span><text:span text:style-name="T58_22"><text:s/></text:span><text:span text:style-name="T58_23">the</text:span><text:span text:style-name="T58_24"><text:s/></text:span><text:span text:style-name="T58_25">attempt</text:span><text:span text:style-name="T58_26"><text:s/></text:span><text:span text:style-name="T58_27">failed</text:span><text:span text:style-name="T58_28">.<text:s/></text:span><text:span text:style-name="T58_29">In</text:span><text:span text:style-name="T58_30"><text:s/></text:span><text:span text:style-name="T58_31">order</text:span><text:span text:style-name="T58_32"><text:s/></text:span><text:span text:style-name="T58_33">to</text:span><text:span text:style-name="T58_34"><text:s/></text:span><text:span text:style-name="T58_35">avoid</text:span><text:span text:style-name="T58_36"><text:s/></text:span><text:span text:style-name="T58_37">a</text:span><text:span text:style-name="T58_38"><text:s/></text:span><text:span text:style-name="T58_39">memory</text:span><text:span text:style-name="T58_40"><text:s/></text:span><text:span text:style-name="T58_41">access</text:span><text:span text:style-name="T58_42"><text:s/></text:span><text:span text:style-name="T58_43">violation</text:span><text:span text:style-name="T58_44">,<text:s/></text:span><text:span text:style-name="T58_45">the</text:span><text:span text:style-name="T58_46"><text:s/></text:span><text:span text:style-name="T58_47">function</text:span><text:span text:style-name="T58_48"><text:s/></text:span><text:span text:style-name="T58_49">has</text:span><text:span text:style-name="T58_50"><text:s/></text:span><text:span text:style-name="T58_51">failed</text:span><text:span text:style-name="T58_52"><text:s/></text:span><text:span text:style-name="T58_53">early</text:span><text:span text:style-name="T58_54">.</text:span></text:p>
      <text:p text:style-name="P59"><text:span text:style-name="T59_1">Note</text:span><text:span text:style-name="T59_2"><text:s/></text:span><text:span text:style-name="T59_3">that</text:span><text:span text:style-name="T59_4"><text:s/></text:span><text:span text:style-name="T59_5">some</text:span><text:span text:style-name="T59_6"><text:s/></text:span><text:span text:style-name="T59_7">memory</text:span><text:span text:style-name="T59_8"><text:s/></text:span><text:span text:style-name="T59_9">allocation</text:span><text:span text:style-name="T59_10"><text:s/></text:span><text:span text:style-name="T59_11">failures</text:span><text:span text:style-name="T59_12"><text:s/></text:span><text:span text:style-name="T59_13">may</text:span><text:span text:style-name="T59_14"><text:s/></text:span><text:span text:style-name="T59_15">cause</text:span><text:span text:style-name="T59_16"><text:s/></text:span><text:span text:style-name="T59_17">a</text:span><text:span text:style-name="T59_18"><text:s/></text:span><text:span text:style-name="T59_19">state</text:span><text:span text:style-name="T59_20"><text:s/></text:span><text:span text:style-name="T59_21">that</text:span><text:span text:style-name="T59_22"><text:s/></text:span><text:span text:style-name="T59_23">the</text:span><text:span text:style-name="T59_24"><text:s/></text:span><text:span text:style-name="T59_25">program</text:span><text:span text:style-name="T59_26"><text:s/></text:span><text:span text:style-name="T59_27">can</text:span><text:span text:style-name="T59_28"><text:s/></text:span><text:span text:style-name="T59_29">not</text:span><text:span text:style-name="T59_30"><text:s/></text:span><text:span text:style-name="T59_31">recover</text:span><text:span text:style-name="T59_32"><text:s/></text:span><text:span text:style-name="T59_33">from</text:span><text:span text:style-name="T59_34">,<text:s/></text:span><text:span text:style-name="T59_35">and</text:span><text:span text:style-name="T59_36"><text:s/></text:span><text:span text:style-name="T59_37">so</text:span><text:span text:style-name="T59_38"><text:s/></text:span><text:span text:style-name="T59_39">to</text:span><text:span text:style-name="T59_40"><text:s/></text:span><text:span text:style-name="T59_41">prevent</text:span><text:span text:style-name="T59_42"><text:s/></text:span><text:span text:style-name="T59_43">memory</text:span><text:span text:style-name="T59_44"><text:s/></text:span><text:span text:style-name="T59_45">access</text:span><text:span text:style-name="T59_46"><text:s/></text:span><text:span text:style-name="T59_47">violations</text:span><text:span text:style-name="T59_48"><text:s/></text:span><text:span text:style-name="T59_49">the</text:span><text:span text:style-name="T59_50"><text:s/></text:span><text:span text:style-name="T59_51">program</text:span><text:span text:style-name="T59_52"><text:s/></text:span><text:span text:style-name="T59_53">is</text:span><text:span text:style-name="T59_54"><text:s/></text:span><text:span text:style-name="T59_55">immediately</text:span><text:span text:style-name="T59_56"><text:s/></text:span><text:span text:style-name="T59_57">forced</text:span><text:span text:style-name="T59_58"><text:s/></text:span><text:span text:style-name="T59_59">to</text:span><text:span text:style-name="T59_60"><text:s/></text:span><text:span text:style-name="T59_61">exit</text:span><text:span text:style-name="T59_62">.</text:span></text:p>
      <text:p text:style-name="P60"><text:span text:style-name="T60_1">Note</text:span><text:span text:style-name="T60_2"><text:s/></text:span><text:span text:style-name="T60_3">also</text:span><text:span text:style-name="T60_4"><text:s/></text:span><text:span text:style-name="T60_5">that</text:span><text:span text:style-name="T60_6"><text:s/></text:span><text:span text:style-name="T60_7">it</text:span><text:span text:style-name="T60_8"><text:s/></text:span><text:span text:style-name="T60_9">is</text:span><text:span text:style-name="T60_10"><text:s/></text:span><text:span text:style-name="T60_11">extremely</text:span><text:span text:style-name="T60_12"><text:s/></text:span><text:span text:style-name="T60_13">unlikely</text:span><text:span text:style-name="T60_14"><text:s/></text:span><text:span text:style-name="T60_15">for</text:span><text:span text:style-name="T60_16"><text:s/></text:span><text:span text:style-name="T60_17">memory</text:span><text:span text:style-name="T60_18"><text:s/></text:span><text:span text:style-name="T60_19">allocation</text:span><text:span text:style-name="T60_20"><text:s/></text:span><text:span text:style-name="T60_21">to</text:span><text:span text:style-name="T60_22"><text:s/></text:span><text:span text:style-name="T60_23">fail</text:span><text:span text:style-name="T60_24"><text:s/></text:span><text:span text:style-name="T60_25">under</text:span><text:span text:style-name="T60_26"><text:s/></text:span><text:span text:style-name="T60_27">normal</text:span><text:span text:style-name="T60_28"><text:s/></text:span><text:span text:style-name="T60_29">circumstances</text:span><text:span text:style-name="T60_30">.</text:span></text:p>
      <text:p text:style-name="P61"><text:span text:style-name="T61_1">crError</text:span><text:span text:style-name="T61_2">_</text:span><text:span text:style-name="T61_3">SDL</text:span><text:span text:style-name="T61_4">_</text:span><text:span text:style-name="T61_5">InitFailure</text:span></text:p>
      <text:p text:style-name="P62"><text:span text:style-name="T62_1">SDL</text:span><text:span text:style-name="T62_2"><text:s/></text:span><text:span text:style-name="T62_3">could</text:span><text:span text:style-name="T62_4"><text:s/></text:span><text:span text:style-name="T62_5">not</text:span><text:span text:style-name="T62_6"><text:s/></text:span><text:span text:style-name="T62_7">be</text:span><text:span text:style-name="T62_8"><text:s/></text:span><text:span text:style-name="T62_9">initialized</text:span><text:span text:style-name="T62_10">,<text:s/></text:span><text:span text:style-name="T62_11">and</text:span><text:span text:style-name="T62_12"><text:s/></text:span><text:span text:style-name="T62_13">so</text:span><text:span text:style-name="T62_14"><text:s/></text:span><text:span text:style-name="T62_15">crInit</text:span><text:span text:style-name="T62_16"><text:s/></text:span><text:span text:style-name="T62_17">has</text:span><text:span text:style-name="T62_18"><text:s/></text:span><text:span text:style-name="T62_19">failed</text:span></text:p>
      <text:p text:style-name="P63"><text:span text:style-name="T63_1">crError</text:span><text:span text:style-name="T63_2">_</text:span><text:span text:style-name="T63_3">SDL</text:span><text:span text:style-name="T63_4">_</text:span><text:span text:style-name="T63_5">NoWindow</text:span></text:p>
      <text:p text:style-name="P64"><text:span text:style-name="T64_1">SDL</text:span><text:span text:style-name="T64_2"><text:s/></text:span><text:span text:style-name="T64_3">could</text:span><text:span text:style-name="T64_4"><text:s/></text:span><text:span text:style-name="T64_5">not</text:span><text:span text:style-name="T64_6"><text:s/></text:span><text:span text:style-name="T64_7">create</text:span><text:span text:style-name="T64_8"><text:s/></text:span><text:span text:style-name="T64_9">a</text:span><text:span text:style-name="T64_10"><text:s/></text:span><text:span text:style-name="T64_11">window</text:span><text:span text:style-name="T64_12">,<text:s/></text:span><text:span text:style-name="T64_13">and</text:span><text:span text:style-name="T64_14"><text:s/></text:span><text:span text:style-name="T64_15">so</text:span><text:span text:style-name="T64_16"><text:s/></text:span><text:span text:style-name="T64_17">crInit</text:span><text:span text:style-name="T64_18"><text:s/></text:span><text:span text:style-name="T64_19">has</text:span><text:span text:style-name="T64_20"><text:s/></text:span><text:span text:style-name="T64_21">failed</text:span><text:span text:style-name="T64_22">.</text:span></text:p>
      <text:p text:style-name="P65"><text:span text:style-name="T65_1">It</text:span><text:span text:style-name="T65_2"><text:s/></text:span><text:span text:style-name="T65_3">is</text:span><text:span text:style-name="T65_4"><text:s/></text:span><text:span text:style-name="T65_5">necessary</text:span><text:span text:style-name="T65_6"><text:s/></text:span><text:span text:style-name="T65_7">to</text:span><text:span text:style-name="T65_8"><text:s/></text:span><text:span text:style-name="T65_9">create</text:span><text:span text:style-name="T65_10"><text:s/></text:span><text:span text:style-name="T65_11">a</text:span><text:span text:style-name="T65_12"><text:s/></text:span><text:span text:style-name="T65_13">window</text:span><text:span text:style-name="T65_14"><text:s/></text:span><text:span text:style-name="T65_15">for</text:span><text:span text:style-name="T65_16"><text:s/></text:span><text:span text:style-name="T65_17">creation</text:span><text:span text:style-name="T65_18"><text:s/></text:span><text:span text:style-name="T65_19">of</text:span><text:span text:style-name="T65_20"><text:s/></text:span><text:span text:style-name="T65_21">the</text:span><text:span text:style-name="T65_22"><text:s/></text:span><text:span text:style-name="T65_23">rendering</text:span><text:span text:style-name="T65_24"><text:s/></text:span><text:span text:style-name="T65_25">context</text:span><text:span text:style-name="T65_26"><text:s/></text:span><text:span text:style-name="T65_27">for</text:span><text:span text:style-name="T65_28"><text:s/></text:span><text:span text:style-name="T65_29">accelerated</text:span><text:span text:style-name="T65_30"><text:s/></text:span><text:span text:style-name="T65_31">rendering</text:span><text:span text:style-name="T65_32">.<text:s/></text:span><text:span text:style-name="T65_33">The</text:span><text:span text:style-name="T65_34"><text:s/></text:span><text:span text:style-name="T65_35">window</text:span><text:span text:style-name="T65_36"><text:s/></text:span><text:span text:style-name="T65_37">is</text:span><text:span text:style-name="T65_38"><text:s/></text:span><text:span text:style-name="T65_39">hidden</text:span><text:span text:style-name="T65_40"><text:s/></text:span><text:span text:style-name="T65_41">unless</text:span><text:span text:style-name="T65_42"><text:s/></text:span><text:span text:style-name="T65_43">crShowWindow</text:span><text:span text:style-name="T65_44"><text:s/></text:span><text:span text:style-name="T65_45">is</text:span><text:span text:style-name="T65_46"><text:s/></text:span><text:span text:style-name="T65_47">defined</text:span></text:p>
      <text:p text:style-name="P66"><text:span text:style-name="T66_1">crError</text:span><text:span text:style-name="T66_2">_</text:span><text:span text:style-name="T66_3">SDL</text:span><text:span text:style-name="T66_4">_</text:span><text:span text:style-name="T66_5">NoRenderer</text:span></text:p>
      <text:p text:style-name="P67"><text:span text:style-name="T67_1">SDL</text:span><text:span text:style-name="T67_2"><text:s/></text:span><text:span text:style-name="T67_3">could</text:span><text:span text:style-name="T67_4"><text:s/></text:span><text:span text:style-name="T67_5">not</text:span><text:span text:style-name="T67_6"><text:s/></text:span><text:span text:style-name="T67_7">create</text:span><text:span text:style-name="T67_8"><text:s/></text:span><text:span text:style-name="T67_9">a</text:span><text:span text:style-name="T67_10"><text:s/></text:span><text:span text:style-name="T67_11">rendering</text:span><text:span text:style-name="T67_12"><text:s/></text:span><text:span text:style-name="T67_13">context</text:span><text:span text:style-name="T67_14">,<text:s/></text:span><text:span text:style-name="T67_15">and</text:span><text:span text:style-name="T67_16"><text:s/></text:span><text:span text:style-name="T67_17">so</text:span><text:span text:style-name="T67_18"><text:s/></text:span><text:span text:style-name="T67_19">crInit</text:span><text:span text:style-name="T67_20"><text:s/></text:span><text:span text:style-name="T67_21">has</text:span><text:span text:style-name="T67_22"><text:s/></text:span><text:span text:style-name="T67_23">failed</text:span></text:p>
      <text:p text:style-name="P68"><text:span text:style-name="T68_1">bool</text:span><text:span text:style-name="T68_2"><text:s/></text:span><text:span text:style-name="T68_3">crInit</text:span><text:span text:style-name="T68_4"><text:s/>()</text:span></text:p>
      <text:p text:style-name="P69"><text:span text:style-name="T69_1">Initializes</text:span><text:span text:style-name="T69_2"><text:s/></text:span><text:span text:style-name="T69_3">the</text:span><text:span text:style-name="T69_4"><text:s/></text:span><text:span text:style-name="T69_5">circuit</text:span><text:span text:style-name="T69_6"><text:s/></text:span><text:span text:style-name="T69_7">renderer</text:span><text:span text:style-name="T69_8"><text:s/></text:span><text:span text:style-name="T69_9">library</text:span><text:span text:style-name="T69_10">.</text:span></text:p>
      <text:p text:style-name="P70"><text:span text:style-name="T70_1">Returns</text:span><text:span text:style-name="T70_2"><text:s/></text:span><text:span text:style-name="T70_3">false</text:span><text:span text:style-name="T70_4"><text:s/></text:span><text:span text:style-name="T70_5">for</text:span><text:span text:style-name="T70_6"><text:s/></text:span><text:span text:style-name="T70_7">no</text:span><text:span text:style-name="T70_8"><text:s/></text:span><text:span text:style-name="T70_9">error</text:span><text:span text:style-name="T70_10">,<text:s/></text:span><text:span text:style-name="T70_11">but</text:span><text:span text:style-name="T70_12"><text:s/></text:span><text:span text:style-name="T70_13">returns</text:span><text:span text:style-name="T70_14"><text:s/></text:span><text:span text:style-name="T70_15">true</text:span><text:span text:style-name="T70_16"><text:s/></text:span><text:span text:style-name="T70_17">if</text:span><text:span text:style-name="T70_18"><text:s/></text:span><text:span text:style-name="T70_19">something</text:span><text:span text:style-name="T70_20"><text:s/></text:span><text:span text:style-name="T70_21">went</text:span><text:span text:style-name="T70_22"><text:s/></text:span><text:span text:style-name="T70_23">wrong</text:span><text:span text:style-name="T70_24">.</text:span></text:p>
      <text:p text:style-name="P71"><text:span text:style-name="T71_1">Safe</text:span><text:span text:style-name="T71_2"><text:s/></text:span><text:span text:style-name="T71_3">to</text:span><text:span text:style-name="T71_4"><text:s/></text:span><text:span text:style-name="T71_5">be</text:span><text:span text:style-name="T71_6"><text:s/></text:span><text:span text:style-name="T71_7">called</text:span><text:span text:style-name="T71_8"><text:s/></text:span><text:span text:style-name="T71_9">even</text:span><text:span text:style-name="T71_10"><text:s/></text:span><text:span text:style-name="T71_11">if</text:span><text:span text:style-name="T71_12"><text:s/></text:span><text:span text:style-name="T71_13">the</text:span><text:span text:style-name="T71_14"><text:s/></text:span><text:span text:style-name="T71_15">circuit</text:span><text:span text:style-name="T71_16"><text:s/></text:span><text:span text:style-name="T71_17">renderer</text:span><text:span text:style-name="T71_18"><text:s/></text:span><text:span text:style-name="T71_19">system</text:span><text:span text:style-name="T71_20"><text:s/></text:span><text:span text:style-name="T71_21">is</text:span><text:span text:style-name="T71_22"><text:s/></text:span><text:span text:style-name="T71_23">already</text:span><text:span text:style-name="T71_24"><text:s/></text:span><text:span text:style-name="T71_25">initialized</text:span><text:span text:style-name="T71_26">,<text:s/></text:span><text:span text:style-name="T71_27">in</text:span><text:span text:style-name="T71_28"><text:s/></text:span><text:span text:style-name="T71_29">which</text:span><text:span text:style-name="T71_30"><text:s/></text:span><text:span text:style-name="T71_31">case</text:span><text:span text:style-name="T71_32"><text:s/></text:span><text:span text:style-name="T71_33">returns</text:span><text:span text:style-name="T71_34"><text:s/></text:span><text:span text:style-name="T71_35">false</text:span><text:span text:style-name="T71_36">.</text:span></text:p>
      <text:p text:style-name="P72"><text:span text:style-name="T72_1">void</text:span><text:span text:style-name="T72_2"><text:s/></text:span><text:span text:style-name="T72_3">crDraw</text:span><text:span text:style-name="T72_4"><text:s/>()</text:span></text:p>
      <text:p text:style-name="P73"><text:span text:style-name="T73_1">Draws</text:span><text:span text:style-name="T73_2"><text:s/></text:span><text:span text:style-name="T73_3">a</text:span><text:span text:style-name="T73_4"><text:s/></text:span><text:span text:style-name="T73_5">frame</text:span><text:span text:style-name="T73_6"><text:s/></text:span><text:span text:style-name="T73_7">to</text:span><text:span text:style-name="T73_8"><text:s/></text:span><text:span text:style-name="T73_9">the</text:span><text:span text:style-name="T73_10"><text:s/></text:span><text:span text:style-name="T73_11">internal</text:span><text:span text:style-name="T73_12"><text:s/></text:span><text:span text:style-name="T73_13">window</text:span><text:span text:style-name="T73_14">.</text:span></text:p>
      <text:p text:style-name="P74"><text:span text:style-name="T74_1">If</text:span><text:span text:style-name="T74_2"><text:s/></text:span><text:span text:style-name="T74_3">the</text:span><text:span text:style-name="T74_4"><text:s/></text:span><text:span text:style-name="T74_5">library</text:span><text:span text:style-name="T74_6"><text:s/></text:span><text:span text:style-name="T74_7">isn</text:span><text:span text:style-name="T74_8">’</text:span><text:span text:style-name="T74_9">t</text:span><text:span text:style-name="T74_10"><text:s/></text:span><text:span text:style-name="T74_11">properly</text:span><text:span text:style-name="T74_12"><text:s/></text:span><text:span text:style-name="T74_13">initialized</text:span><text:span text:style-name="T74_14"><text:s/></text:span><text:span text:style-name="T74_15">yet</text:span><text:span text:style-name="T74_16">,<text:s/></text:span><text:span text:style-name="T74_17">crDraw</text:span><text:span text:style-name="T74_18"><text:s/></text:span><text:span text:style-name="T74_19">attempts</text:span><text:span text:style-name="T74_20"><text:s/></text:span><text:span text:style-name="T74_21">to</text:span><text:span text:style-name="T74_22"><text:s/></text:span><text:span text:style-name="T74_23">initialize</text:span><text:span text:style-name="T74_24"><text:s/></text:span><text:span text:style-name="T74_25">it</text:span><text:span text:style-name="T74_26"><text:s/></text:span><text:span text:style-name="T74_27">itself</text:span><text:span text:style-name="T74_28">.<text:s/></text:span><text:span text:style-name="T74_29">If</text:span><text:span text:style-name="T74_30"><text:s/></text:span><text:span text:style-name="T74_31">that</text:span><text:span text:style-name="T74_32"><text:s/></text:span><text:span text:style-name="T74_33">fails</text:span><text:span text:style-name="T74_34">,<text:s/></text:span><text:span text:style-name="T74_35">the</text:span><text:span text:style-name="T74_36"><text:s/></text:span><text:span text:style-name="T74_37">frame</text:span><text:span text:style-name="T74_38"><text:s/></text:span><text:span text:style-name="T74_39">is</text:span><text:span text:style-name="T74_40"><text:s/></text:span><text:span text:style-name="T74_41">not</text:span><text:span text:style-name="T74_42"><text:s/></text:span><text:span text:style-name="T74_43">drawn</text:span><text:span text:style-name="T74_44">.<text:s/></text:span><text:span text:style-name="T74_45">Do</text:span><text:span text:style-name="T74_46"><text:s/></text:span><text:span text:style-name="T74_47">not</text:span><text:span text:style-name="T74_48"><text:s/></text:span><text:span text:style-name="T74_49">rely</text:span><text:span text:style-name="T74_50"><text:s/></text:span><text:span text:style-name="T74_51">on</text:span><text:span text:style-name="T74_52"><text:s/></text:span><text:span text:style-name="T74_53">this</text:span><text:span text:style-name="T74_54"><text:s/></text:span><text:span text:style-name="T74_55">tolerance</text:span><text:span text:style-name="T74_56">,<text:s/></text:span><text:span text:style-name="T74_57">because</text:span><text:span text:style-name="T74_58"><text:s/></text:span><text:span text:style-name="T74_59">crDraw</text:span><text:span text:style-name="T74_60"><text:s/></text:span><text:span text:style-name="T74_61">returns</text:span><text:span text:style-name="T74_62"><text:s/></text:span><text:span text:style-name="T74_63">no</text:span><text:span text:style-name="T74_64"><text:s/></text:span><text:span text:style-name="T74_65">indication</text:span><text:span text:style-name="T74_66"><text:s/></text:span><text:span text:style-name="T74_67">of</text:span><text:span text:style-name="T74_68"><text:s/></text:span><text:span text:style-name="T74_69">an</text:span><text:span text:style-name="T74_70"><text:s/></text:span><text:span text:style-name="T74_71">error</text:span><text:span text:style-name="T74_72"><text:s/></text:span><text:span text:style-name="T74_73">directly</text:span><text:span text:style-name="T74_74">.<text:s/></text:span><text:span text:style-name="T74_75">Still</text:span><text:span text:style-name="T74_76">,<text:s/></text:span><text:span text:style-name="T74_77">if</text:span><text:span text:style-name="T74_78"><text:s/></text:span><text:span text:style-name="T74_79">initialization</text:span><text:span text:style-name="T74_80"><text:s/></text:span><text:span text:style-name="T74_81">was</text:span><text:span text:style-name="T74_82"><text:s/></text:span><text:span text:style-name="T74_83">attempted</text:span><text:span text:style-name="T74_84"><text:s/></text:span><text:span text:style-name="T74_85">but</text:span><text:span text:style-name="T74_86"><text:s/></text:span><text:span text:style-name="T74_87">failed</text:span><text:span text:style-name="T74_88">,<text:s/></text:span><text:span text:style-name="T74_89">crGetError</text:span><text:span text:style-name="T74_90"><text:s/></text:span><text:span text:style-name="T74_91">will</text:span><text:span text:style-name="T74_92"><text:s/></text:span><text:span text:style-name="T74_93">have</text:span><text:span text:style-name="T74_94"><text:s/></text:span><text:span text:style-name="T74_95">the</text:span><text:span text:style-name="T74_96"><text:s/></text:span><text:span text:style-name="T74_97">status</text:span><text:span text:style-name="T74_98"><text:s/></text:span><text:span text:style-name="T74_99">code</text:span><text:span text:style-name="T74_100">.</text:span></text:p>
      <text:p text:style-name="P75"><text:span text:style-name="T75_1">void</text:span><text:span text:style-name="T75_2"><text:s/></text:span><text:span text:style-name="T75_3">crQuit</text:span><text:span text:style-name="T75_4"><text:s/>()</text:span></text:p>
      <text:p text:style-name="P76"><text:span text:style-name="T76_1">Releases</text:span><text:span text:style-name="T76_2"><text:s/></text:span><text:span text:style-name="T76_3">the</text:span><text:span text:style-name="T76_4"><text:s/></text:span><text:span text:style-name="T76_5">SDL</text:span><text:span text:style-name="T76_6">-</text:span><text:span text:style-name="T76_7">related</text:span><text:span text:style-name="T76_8"><text:s/></text:span><text:span text:style-name="T76_9">resources</text:span><text:span text:style-name="T76_10"><text:s/></text:span><text:span text:style-name="T76_11">that</text:span><text:span text:style-name="T76_12"><text:s/></text:span><text:span text:style-name="T76_13">had</text:span><text:span text:style-name="T76_14"><text:s/></text:span><text:span text:style-name="T76_15">been</text:span><text:span text:style-name="T76_16"><text:s/></text:span><text:span text:style-name="T76_17">acquired</text:span><text:span text:style-name="T76_18"><text:s/></text:span><text:span text:style-name="T76_19">by</text:span><text:span text:style-name="T76_20"><text:s/></text:span><text:span text:style-name="T76_21">crInit</text:span><text:span text:style-name="T76_22">.</text:span></text:p>
      <text:p text:style-name="P77"><text:span text:style-name="T77_1">Safe</text:span><text:span text:style-name="T77_2"><text:s/></text:span><text:span text:style-name="T77_3">to</text:span><text:span text:style-name="T77_4"><text:s/></text:span><text:span text:style-name="T77_5">call</text:span><text:span text:style-name="T77_6"><text:s/></text:span><text:span text:style-name="T77_7">even</text:span><text:span text:style-name="T77_8"><text:s/></text:span><text:span text:style-name="T77_9">if</text:span><text:span text:style-name="T77_10"><text:s/></text:span><text:span text:style-name="T77_11">the</text:span><text:span text:style-name="T77_12"><text:s/></text:span><text:span text:style-name="T77_13">circuit</text:span><text:span text:style-name="T77_14"><text:s/></text:span><text:span text:style-name="T77_15">renderer</text:span><text:span text:style-name="T77_16"><text:s/></text:span><text:span text:style-name="T77_17">system</text:span><text:span text:style-name="T77_18"><text:s/></text:span><text:span text:style-name="T77_19">was</text:span><text:span text:style-name="T77_20"><text:s/></text:span><text:span text:style-name="T77_21">not</text:span><text:span text:style-name="T77_22"><text:s/></text:span><text:span text:style-name="T77_23">initialized</text:span><text:span text:style-name="T77_24">.</text:span></text:p>
      <text:p text:style-name="P78"><text:span text:style-name="T78_1">Does</text:span><text:span text:style-name="T78_2"><text:s/></text:span><text:span text:style-name="T78_3">not</text:span><text:span text:style-name="T78_4"><text:s/></text:span><text:span text:style-name="T78_5">clear</text:span><text:span text:style-name="T78_6"><text:s/></text:span><text:span text:style-name="T78_7">the</text:span><text:span text:style-name="T78_8"><text:s/></text:span><text:span text:style-name="T78_9">lists</text:span><text:span text:style-name="T78_10"><text:s/></text:span><text:span text:style-name="T78_11">of</text:span><text:span text:style-name="T78_12"><text:s/></text:span><text:span text:style-name="T78_13">items</text:span><text:span text:style-name="T78_14"><text:s/></text:span><text:span text:style-name="T78_15">and</text:span><text:span text:style-name="T78_16"><text:s/></text:span><text:span text:style-name="T78_17">prototypes</text:span><text:span text:style-name="T78_18"><text:s/></text:span><text:span text:style-name="T78_19">so</text:span><text:span text:style-name="T78_20"><text:s/></text:span><text:span text:style-name="T78_21">the</text:span><text:span text:style-name="T78_22"><text:s/></text:span><text:span text:style-name="T78_23">library</text:span><text:span text:style-name="T78_24"><text:s/></text:span><text:span text:style-name="T78_25">may</text:span><text:span text:style-name="T78_26"><text:s/></text:span><text:span text:style-name="T78_27">be</text:span><text:span text:style-name="T78_28"><text:s/></text:span><text:span text:style-name="T78_29">re</text:span><text:span text:style-name="T78_30">-</text:span><text:span text:style-name="T78_31">initialized</text:span><text:span text:style-name="T78_32"><text:s/></text:span><text:span text:style-name="T78_33">after</text:span><text:span text:style-name="T78_34"><text:s/></text:span><text:span text:style-name="T78_35">this</text:span><text:span text:style-name="T78_36"><text:s/></text:span><text:span text:style-name="T78_37">and</text:span><text:span text:style-name="T78_38"><text:s/></text:span><text:span text:style-name="T78_39">the</text:span><text:span text:style-name="T78_40"><text:s/></text:span><text:span text:style-name="T78_41">items</text:span><text:span text:style-name="T78_42"><text:s/></text:span><text:span text:style-name="T78_43">and</text:span><text:span text:style-name="T78_44"><text:s/></text:span><text:span text:style-name="T78_45">prototypes</text:span><text:span text:style-name="T78_46"><text:s/></text:span><text:span text:style-name="T78_47">will</text:span><text:span text:style-name="T78_48"><text:s/></text:span><text:span text:style-name="T78_49">be</text:span><text:span text:style-name="T78_50"><text:s/></text:span><text:span text:style-name="T78_51">preserved</text:span><text:span text:style-name="T78_52">.</text:span></text:p>
      <text:p text:style-name="P79"><text:span text:style-name="T79_1">void</text:span><text:span text:style-name="T79_2"><text:s/></text:span><text:span text:style-name="T79_3">crDropAll</text:span><text:span text:style-name="T79_4"><text:s/>()</text:span></text:p>
      <text:p text:style-name="P80"><text:span text:style-name="T80_1">Empties</text:span><text:span text:style-name="T80_2"><text:s/></text:span><text:span text:style-name="T80_3">the</text:span><text:span text:style-name="T80_4"><text:s/></text:span><text:span text:style-name="T80_5">list</text:span><text:span text:style-name="T80_6"><text:s/></text:span><text:span text:style-name="T80_7">of</text:span><text:span text:style-name="T80_8"><text:s/></text:span><text:span text:style-name="T80_9">crItem</text:span><text:span text:style-name="T80_10"><text:s/></text:span><text:span text:style-name="T80_11">objects</text:span><text:span text:style-name="T80_12">.<text:s/></text:span><text:span text:style-name="T80_13">After</text:span><text:span text:style-name="T80_14"><text:s/></text:span><text:span text:style-name="T80_15">this</text:span><text:span text:style-name="T80_16"><text:s/></text:span><text:span text:style-name="T80_17">call</text:span><text:span text:style-name="T80_18">,<text:s/></text:span><text:span text:style-name="T80_19">any</text:span><text:span text:style-name="T80_20"><text:s/></text:span><text:span text:style-name="T80_21">previous</text:span><text:span text:style-name="T80_22"><text:s/></text:span><text:span text:style-name="T80_23">references</text:span><text:span text:style-name="T80_24"><text:s/></text:span><text:span text:style-name="T80_25">to</text:span><text:span text:style-name="T80_26"><text:s/></text:span><text:span text:style-name="T80_27">crItem</text:span><text:span text:style-name="T80_28"><text:s/></text:span><text:span text:style-name="T80_29">objects</text:span><text:span text:style-name="T80_30"><text:s/></text:span><text:span text:style-name="T80_31">will</text:span><text:span text:style-name="T80_32"><text:s/></text:span><text:span text:style-name="T80_33">be</text:span><text:span text:style-name="T80_34"><text:s/></text:span><text:span text:style-name="T80_35">invalid</text:span><text:span text:style-name="T80_36"><text:s/></text:span><text:span text:style-name="T80_37">and</text:span><text:span text:style-name="T80_38"><text:s/></text:span><text:span text:style-name="T80_39">care</text:span><text:span text:style-name="T80_40"><text:s/></text:span><text:span text:style-name="T80_41">should</text:span><text:span text:style-name="T80_42"><text:s/></text:span><text:span text:style-name="T80_43">be</text:span><text:span text:style-name="T80_44"><text:s/></text:span><text:span text:style-name="T80_45">taken</text:span><text:span text:style-name="T80_46"><text:s/></text:span><text:span text:style-name="T80_47">not</text:span><text:span text:style-name="T80_48"><text:s/></text:span><text:span text:style-name="T80_49">to</text:span><text:span text:style-name="T80_50"><text:s/></text:span><text:span text:style-name="T80_51">attempt</text:span><text:span text:style-name="T80_52"><text:s/></text:span><text:span text:style-name="T80_53">to</text:span><text:span text:style-name="T80_54"><text:s/></text:span><text:span text:style-name="T80_55">dereference</text:span><text:span text:style-name="T80_56"><text:s/></text:span><text:span text:style-name="T80_57">them</text:span><text:span text:style-name="T80_58">!<text:s/></text:span><text:span text:style-name="T80_59">This</text:span><text:span text:style-name="T80_60"><text:s/></text:span><text:span text:style-name="T80_61">function</text:span><text:span text:style-name="T80_62"><text:s/></text:span><text:span text:style-name="T80_63">can</text:span><text:span text:style-name="T80_64"><text:s/></text:span><text:span text:style-name="T80_65">be</text:span><text:span text:style-name="T80_66"><text:s/></text:span><text:span text:style-name="T80_67">called</text:span><text:span text:style-name="T80_68"><text:s/></text:span><text:span text:style-name="T80_69">before</text:span><text:span text:style-name="T80_70"><text:s/></text:span><text:span text:style-name="T80_71">exiting</text:span><text:span text:style-name="T80_72"><text:s/></text:span><text:span text:style-name="T80_73">the</text:span><text:span text:style-name="T80_74"><text:s/></text:span><text:span text:style-name="T80_75">program</text:span><text:span text:style-name="T80_76"><text:s/></text:span><text:span text:style-name="T80_77">to</text:span><text:span text:style-name="T80_78"><text:s/></text:span><text:span text:style-name="T80_79">clean</text:span><text:span text:style-name="T80_80"><text:s/></text:span><text:span text:style-name="T80_81">up</text:span><text:span text:style-name="T80_82"><text:s/></text:span><text:span text:style-name="T80_83">objects</text:span><text:span text:style-name="T80_84"><text:s/></text:span><text:span text:style-name="T80_85">that</text:span><text:span text:style-name="T80_86"><text:s/></text:span><text:span text:style-name="T80_87">haven</text:span><text:span text:style-name="T80_88">’</text:span><text:span text:style-name="T80_89">t</text:span><text:span text:style-name="T80_90"><text:s/></text:span><text:span text:style-name="T80_91">been</text:span><text:span text:style-name="T80_92"><text:s/></text:span><text:span text:style-name="T80_93">deleted</text:span><text:span text:style-name="T80_94"><text:s/></text:span><text:span text:style-name="T80_95">specifically</text:span><text:span text:style-name="T80_96">.<text:s/></text:span><text:span text:style-name="T80_97">This</text:span><text:span text:style-name="T80_98"><text:s/></text:span><text:span text:style-name="T80_99">function</text:span><text:span text:style-name="T80_100"><text:s/></text:span><text:span text:style-name="T80_101">also</text:span><text:span text:style-name="T80_102"><text:s/></text:span><text:span text:style-name="T80_103">clears</text:span><text:span text:style-name="T80_104"><text:s/></text:span><text:span text:style-name="T80_105">the</text:span><text:span text:style-name="T80_106"><text:s/></text:span><text:span text:style-name="T80_107">internal</text:span><text:span text:style-name="T80_108"><text:s/></text:span><text:span text:style-name="T80_109">cache</text:span><text:span text:style-name="T80_110"><text:s/></text:span><text:span text:style-name="T80_111">of</text:span><text:span text:style-name="T80_112"><text:s/></text:span><text:span text:style-name="T80_113">crProto</text:span><text:span text:style-name="T80_114"><text:s/></text:span><text:span text:style-name="T80_115">objects</text:span><text:span text:style-name="T80_116"><text:s/></text:span><text:span text:style-name="T80_117">as</text:span><text:span text:style-name="T80_118"><text:s/></text:span><text:span text:style-name="T80_119">well</text:span><text:span text:style-name="T80_120">.</text:span></text:p>
      <text:p text:style-name="P81"/>
      <text:p text:style-name="P82"/>
      <text:p text:style-name="P8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